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Times New Roman3" svg:font-family="'Times New Roman'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Italique 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Table1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2.498cm" style:rel-column-width="17886*"/>
    </style:style>
    <style:style style:name="Table1.B" style:family="table-column">
      <style:table-column-properties style:column-width="2.803cm" style:rel-column-width="20072*"/>
    </style:style>
    <style:style style:name="Table1.C" style:family="table-column">
      <style:table-column-properties style:column-width="3.851cm" style:rel-column-width="2757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double-thin #000000" fo:border-right="none" fo:border-top="0.05pt double-thin #000000" fo:border-bottom="0.05pt double-thin #000000" style:writing-mode="page"/>
    </style:style>
    <style:style style:name="Table1.C1" style:family="table-cell">
      <style:table-cell-properties fo:padding="0.049cm" fo:border="0.05pt double-thin #000000" style:writing-mode="page"/>
    </style:style>
    <style:style style:name="Table1.A2" style:family="table-cell">
      <style:table-cell-properties fo:padding="0.049cm" fo:border-left="0.05pt double-thin #000000" fo:border-right="none" fo:border-top="none" fo:border-bottom="0.05pt double-thin #000000" style:writing-mode="page"/>
    </style:style>
    <style:style style:name="Table1.C2" style:family="table-cell">
      <style:table-cell-properties fo:padding="0.049cm" fo:border-left="0.05pt double-thin #000000" fo:border-right="0.05pt double-thin #000000" fo:border-top="none" fo:border-bottom="0.05pt double-thin #000000" style:writing-mode="pag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_5f_Header_20_page_20_paire_20__28_G_29_">
      <style:text-properties officeooo:paragraph-rsid="0082a554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officeooo:rsid="001f8a2d" officeooo:paragraph-rsid="009589a2"/>
    </style:style>
    <style:style style:name="P5" style:family="paragraph" style:parent-style-name="Footer">
      <style:text-properties officeooo:rsid="001f8a2d" officeooo:paragraph-rsid="00bd36bc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officeooo:paragraph-rsid="0096b4e2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_5f_En-tête">
      <style:text-properties officeooo:paragraph-rsid="0096b4e2"/>
    </style:style>
    <style:style style:name="P15" style:family="paragraph" style:parent-style-name="_5f_En-tête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ILET_5f_POINTILLES">
      <style:text-properties officeooo:paragraph-rsid="00db2863"/>
    </style:style>
    <style:style style:name="P20" style:family="paragraph" style:parent-style-name="FILET_5f_POINTILLES" style:list-style-name="_5f_Numérotation_20_des_20_exercices_20_livrets"/>
    <style:style style:name="P21" style:family="paragraph" style:parent-style-name="FILET_5f_POINTILLES" style:list-style-name="_5f_Numérotation_20_des_20_exercices_20_livrets">
      <style:text-properties officeooo:paragraph-rsid="00c7d6ca"/>
    </style:style>
    <style:style style:name="P22" style:family="paragraph" style:parent-style-name="FILET_5f_POINTILLES" style:list-style-name="_5f_Numérotation_20_des_20_exercices_20_livrets">
      <style:text-properties officeooo:paragraph-rsid="00c9e410"/>
    </style:style>
    <style:style style:name="P23" style:family="paragraph" style:parent-style-name="FILET_5f_POINTILLES" style:list-style-name="_5f_Numérotation_20_des_20_exercices_20_livrets">
      <style:text-properties officeooo:paragraph-rsid="00d1b0e0"/>
    </style:style>
    <style:style style:name="P24" style:family="paragraph" style:parent-style-name="FILET_5f_POINTILLES" style:list-style-name="_5f_Numérotation_20_des_20_exercices_20_livrets">
      <style:text-properties officeooo:paragraph-rsid="0103c09c"/>
    </style:style>
    <style:style style:name="P25" style:family="paragraph" style:parent-style-name="Standard" style:list-style-name="_5f_Numérotation_20_des_20_exercices_20_livrets"/>
    <style:style style:name="P26" style:family="paragraph" style:parent-style-name="Standard" style:list-style-name="_5f_Numérotation_20_des_20_exercices_20_livrets">
      <style:paragraph-properties fo:text-align="start" style:justify-single-word="false"/>
      <style:text-properties officeooo:paragraph-rsid="0103c09c"/>
    </style:style>
    <style:style style:name="P27" style:family="paragraph" style:parent-style-name="Table_20_Contents">
      <style:text-properties officeooo:paragraph-rsid="0103c09c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2cdb06c"/>
    </style:style>
    <style:style style:name="P3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883190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1" style:family="paragraph" style:parent-style-name="_5f_Paragraphe_20_livret_20_">
      <style:text-properties officeooo:paragraph-rsid="0103c09c"/>
    </style:style>
    <style:style style:name="P32" style:family="paragraph" style:parent-style-name="_5f_Paragraphe_20_énoncé_20_après_20_numéro_20_question" style:list-style-name="_5f_Numérotation_20_des_20_exercices_20_livrets"/>
    <style:style style:name="P33" style:family="paragraph" style:parent-style-name="_5f_Paragraphe_20_énoncé_20_après_20_numéro_20_question">
      <style:text-properties officeooo:rsid="00f2c395" officeooo:paragraph-rsid="00f2c395"/>
    </style:style>
    <style:style style:name="P34" style:family="paragraph" style:parent-style-name="_5f_Paragraphe_20_énoncé_20_après_20_numéro_20_question_20_abc" style:list-style-name="_5f_Numérotation_20_des_20_exercices_20_livrets"/>
    <style:style style:name="P35" style:family="paragraph" style:parent-style-name="_5f_Paragraphe_20_énoncé_20_après_20_numéro_20_question_20_abc" style:list-style-name="List_20_1"/>
    <style:style style:name="P36" style:family="paragraph" style:parent-style-name="_5f_Paragraphe_20_énoncé_20_après_20_numéro_20_question_20_abc" style:list-style-name="List_20_1">
      <style:text-properties officeooo:paragraph-rsid="00e86f50"/>
    </style:style>
    <style:style style:name="P37" style:family="paragraph" style:parent-style-name="_5f_Paragraphe_20_énoncé_20_après_20_numéro_20_question_20_abc" style:list-style-name=""/>
    <style:style style:name="P38" style:family="paragraph" style:parent-style-name="_5f_Paragraphe_20_énoncé_20_après_20_numéro_20_question_20_abc" style:list-style-name="">
      <style:text-properties fo:color="#000000" loext:opacity="100%" style:font-name-asian="Times-Roman" style:language-asian="zh" style:country-asian="CN" style:language-complex="hi" style:country-complex="IN" style:font-weight-complex="bold"/>
    </style:style>
    <style:style style:name="P39" style:family="paragraph" style:parent-style-name="_5f_Paragraphe_20_énoncé_20_après_20_numéro_20_question_20_abc" style:list-style-name="">
      <style:text-properties fo:color="#000000" loext:opacity="100%" officeooo:paragraph-rsid="00e86f50" style:font-name-asian="Times-Roman" style:language-asian="zh" style:country-asian="CN" style:language-complex="hi" style:country-complex="IN" style:font-weight-complex="bold"/>
    </style:style>
    <style:style style:name="P40" style:family="paragraph" style:parent-style-name="_5f_Paragraphe_20_énoncé_20_après_20_numéro_20_question_20_abc" style:list-style-name="List_20_1" style:master-page-name="">
      <loext:graphic-properties draw:fill="none"/>
      <style:paragraph-properties fo:margin-left="0cm" fo:margin-right="0cm" fo:margin-top="0.199cm" fo:margin-bottom="0.199cm" style:contextual-spacing="false" fo:text-indent="0cm" style:auto-text-indent="false" style:page-number="auto" fo:background-color="transparent">
        <style:tab-stops>
          <style:tab-stop style:position="0cm"/>
        </style:tab-stops>
      </style:paragraph-properties>
    </style:style>
    <style:style style:name="P41" style:family="paragraph" style:parent-style-name="_5f_Titre_20_d_27_exercices_20_livret_20_avec_20_num_20_exo" style:list-style-name="_5f_Numérotation_20_des_20_exercices_20_livrets"/>
    <style:style style:name="P42" style:family="paragraph" style:parent-style-name="_5f_Titre_20_d_27_exercices_20_livret_20_avec_20_num_20_exo" style:list-style-name="_5f_Numérotation_20_des_20_exercices_20_livrets">
      <style:text-properties officeooo:paragraph-rsid="00e4b0ab"/>
    </style:style>
    <style:style style:name="P43" style:family="paragraph" style:parent-style-name="_5f_Titre_20_d_27_exercices_20_livret_20_sans_20_titre_20_avec_20_num_20_exo" style:list-style-name="_5f_Numérotation_20_des_20_exercices_20_livrets"/>
    <style:style style:name="P44" style:family="paragraph" style:parent-style-name="_5f_Titre_20_d_27_exercices_20_livret_20_sans_20_titre_20_avec_20_num_20_exo" style:list-style-name="_5f_Numérotation_20_des_20_exercices_20_livrets">
      <style:text-properties officeooo:paragraph-rsid="00e4b0ab"/>
    </style:style>
    <style:style style:name="P45" style:family="paragraph" style:parent-style-name="_5f_Titre_20_d_27_exercices_20_livret_20_sans_20_titre_20_avec_20_num_20_exo" style:list-style-name="_5f_Numérotation_20_des_20_exercices_20_livrets">
      <style:paragraph-properties fo:text-align="start" style:justify-single-word="false"/>
    </style:style>
    <style:style style:name="P46" style:family="paragraph" style:parent-style-name="_5f_Titre_20_d_27_exercices_20_livret_20_sans_20_titre_20_avec_20_num_20_exo" style:list-style-name="_5f_Numérotation_20_des_20_exercices_20_livrets" style:master-page-name="SERIE_5f_G_5f_GAUCHE_5f_ET_5f_DROITE_5f_2COL">
      <style:paragraph-properties fo:text-align="start" style:justify-single-word="false" style:page-number="auto"/>
    </style:style>
    <style:style style:name="P47" style:family="paragraph">
      <loext:graphic-properties draw:fill="solid" draw:fill-color="#ff660d" draw:opacity="50%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style:writing-mode="lr-tb"/>
      <style:text-properties style:font-name="Bitstream Vera Sans4" fo:font-size="10pt" style:font-size-asian="10pt" style:font-size-complex="10pt"/>
    </style:style>
    <style:style style:name="P53" style:family="paragraph">
      <loext:graphic-properties draw:fill="solid" draw:fill-color="#ff660d" draw:opacity="50%"/>
      <style:paragraph-properties fo:text-align="center"/>
    </style:style>
    <style:style style:name="P54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2a6099"/>
      <style:paragraph-properties fo:text-align="center"/>
    </style:style>
    <style:style style:name="P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082a554"/>
    </style:style>
    <style:style style:name="T2" style:family="text">
      <style:text-properties fo:font-variant="small-caps" fo:color="#808080" loext:opacity="100%" style:font-name="Bitstream Vera Sans6" fo:font-size="11pt" fo:font-style="normal" fo:font-weight="bold" officeooo:rsid="0082a554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3" style:family="text">
      <style:text-properties fo:font-variant="small-caps" fo:color="#808080" loext:opacity="100%" style:font-name="Bitstream Vera Sans6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6b4e2"/>
    </style:style>
    <style:style style:name="T8" style:family="text">
      <style:text-properties fo:font-variant="small-caps" officeooo:rsid="00a847d5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96b4e2"/>
    </style:style>
    <style:style style:name="T11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2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14" style:family="text">
      <style:text-properties fo:color="#000000" loext:opacity="100%" style:font-name-asian="Times-Roman" style:language-asian="zh" style:country-asian="CN" style:language-complex="hi" style:country-complex="IN"/>
    </style:style>
    <style:style style:name="T15" style:family="text">
      <style:text-properties fo:color="#000000" loext:opacity="100%" style:font-name-asian="Times-Roman" style:language-asian="zh" style:country-asian="CN" style:language-complex="hi" style:country-complex="IN" style:font-weight-complex="bold"/>
    </style:style>
    <style:style style:name="T16" style:family="text">
      <style:text-properties fo:color="#000000" loext:opacity="100%" officeooo:rsid="00f491fe" style:font-name-asian="Times-Roman" style:language-asian="zh" style:country-asian="CN" style:language-complex="hi" style:country-complex="IN" style:font-weight-complex="bold"/>
    </style:style>
    <style:style style:name="T17" style:family="text">
      <style:text-properties fo:color="#000000" loext:opacity="100%" officeooo:rsid="00ff1a91" style:font-name-asian="Times-Roman" style:language-asian="zh" style:country-asian="CN" style:language-complex="hi" style:country-complex="IN" style:font-weight-complex="bold"/>
    </style:style>
    <style:style style:name="T18" style:family="text">
      <style:text-properties fo:color="#000000" loext:opacity="100%" officeooo:rsid="0103c09c" style:font-name-asian="Times-Roman" style:language-asian="zh" style:country-asian="CN" style:language-complex="hi" style:country-complex="IN"/>
    </style:style>
    <style:style style:name="T19" style:family="text">
      <style:text-properties fo:color="#000000" loext:opacity="100%" style:text-position="sub 58%" style:font-name-asian="Times-Roman" style:language-asian="zh" style:country-asian="CN" style:language-complex="hi" style:country-complex="IN"/>
    </style:style>
    <style:style style:name="T20" style:family="text">
      <style:text-properties fo:color="#000000" loext:opacity="100%" style:text-position="sub 58%" style:font-name-asian="Times-Roman" style:language-asian="zh" style:country-asian="CN" style:language-complex="hi" style:country-complex="IN" style:font-weight-complex="bold"/>
    </style:style>
    <style:style style:name="T21" style:family="text">
      <style:text-properties fo:color="#000000" loext:opacity="100%" style:text-position="sub 58%" style:font-name="Bitstream Vera Sans4" fo:font-weight="normal" officeooo:rsid="00e86f50" style:font-name-asian="Times-Roman" style:language-asian="zh" style:country-asian="CN" style:font-weight-asian="normal" style:language-complex="hi" style:country-complex="IN" style:font-weight-complex="normal"/>
    </style:style>
    <style:style style:name="T22" style:family="text">
      <style:text-properties fo:color="#000000" loext:opacity="100%" style:text-position="sub 58%" style:font-name="Bitstream Vera Sans4" fo:font-size="10pt" fo:font-weight="normal" officeooo:rsid="00e86f50" style:font-name-asian="Times-Roman" style:language-asian="zh" style:country-asian="CN" style:font-weight-asian="normal" style:language-complex="hi" style:country-complex="IN" style:font-weight-complex="normal"/>
    </style:style>
    <style:style style:name="T23" style:family="text">
      <style:text-properties fo:color="#000000" loext:opacity="100%" fo:font-weight="bold" style:font-name-asian="Times-Roman" style:language-asian="zh" style:country-asian="CN" style:font-weight-asian="bold" style:language-complex="hi" style:country-complex="IN"/>
    </style:style>
    <style:style style:name="T24" style:family="text">
      <style:text-properties fo:color="#000000" loext:opacity="100%" style:text-position="0% 100%" style:font-name="Atalante" fo:font-weight="normal" officeooo:rsid="00e86f50" style:font-name-asian="Times-Roman" style:language-asian="zh" style:country-asian="CN" style:font-weight-asian="normal" style:language-complex="hi" style:country-complex="IN" style:font-weight-complex="normal"/>
    </style:style>
    <style:style style:name="T25" style:family="text">
      <style:text-properties fo:color="#000000" loext:opacity="100%" style:text-position="0% 100%" style:font-name="Atalante" fo:font-size="10pt" fo:font-weight="normal" officeooo:rsid="00e86f50" style:font-name-asian="Times-Roman" style:language-asian="zh" style:country-asian="CN" style:font-weight-asian="normal" style:language-complex="hi" style:country-complex="IN" style:font-weight-complex="normal"/>
    </style:style>
    <style:style style:name="T26" style:family="text">
      <style:text-properties fo:color="#000000" loext:opacity="100%" style:text-position="0% 100%" style:font-name="Bitstream Vera Sans4" fo:font-size="10pt" fo:font-weight="normal" officeooo:rsid="00ff1a91" style:font-name-asian="Times-Roman" style:language-asian="zh" style:country-asian="CN" style:font-weight-asian="normal" style:language-complex="hi" style:country-complex="IN" style:font-weight-complex="normal"/>
    </style:style>
    <style:style style:name="T27" style:family="text">
      <style:text-properties fo:color="#000000" loext:opacity="100%" style:text-position="0% 100%" style:font-name="Bitstream Vera Sans4" fo:font-weight="normal" officeooo:rsid="00ff1a91" style:font-name-asian="Times-Roman" style:language-asian="zh" style:country-asian="CN" style:font-weight-asian="normal" style:language-complex="hi" style:country-complex="IN" style:font-weight-complex="normal"/>
    </style:style>
    <style:style style:name="T28" style:family="text">
      <style:text-properties fo:color="#000000" loext:opacity="100%" style:font-name="Bitstream Vera Sans5" fo:font-size="10pt" fo:font-style="normal" fo:font-weight="normal" officeooo:rsid="00f66489"/>
    </style:style>
    <style:style style:name="T29" style:family="text">
      <style:text-properties fo:color="#000000" loext:opacity="100%" style:font-name="Bitstream Vera Sans5" fo:font-size="10pt" fo:font-style="normal" fo:font-weight="normal" officeooo:rsid="00f72159"/>
    </style:style>
    <style:style style:name="T30" style:family="text">
      <style:text-properties style:font-name-asian="NSimSun" style:language-asian="zh" style:country-asian="CN" style:language-complex="hi" style:country-complex="IN"/>
    </style:style>
    <style:style style:name="T31" style:family="text">
      <style:text-properties style:font-name-asian="Times-Roman" style:language-asian="zh" style:country-asian="CN" style:language-complex="hi" style:country-complex="IN" style:font-weight-complex="bold"/>
    </style:style>
    <style:style style:name="T32" style:family="text">
      <style:text-properties officeooo:rsid="00fd48bd"/>
    </style:style>
    <style:style style:name="T33" style:family="text">
      <style:text-properties officeooo:rsid="00e4b0ab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Bitstream Vera Sans4" fo:font-size="10pt" style:font-size-asian="10pt" style:font-size-complex="10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3cm" svg:stroke-color="#000000" draw:marker-start-width="0.39cm" draw:marker-end-width="0.39cm" draw:fill="solid" draw:fill-color="#ff660d" draw:opacity="50%" draw:textarea-horizontal-align="justify" draw:textarea-vertical-align="middle" draw:auto-grow-height="false" fo:min-height="0.215cm" fo:min-width="0.215cm" fo:padding-top="0.014cm" fo:padding-bottom="0.014cm" fo:padding-left="0.014cm" fo:padding-right="0.014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vertical-pos="from-top" style:vertical-rel="paragraph-content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cm" svg:stroke-color="#ff660d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ff660d" draw:marker-start-width="0.42cm" draw:marker-end-width="0.42cm" draw:fill="solid" draw:fill-color="#ff660d" draw:opacity="50%" draw:textarea-horizontal-align="center" draw:textarea-vertical-align="middle" fo:padding-top="0.025cm" fo:padding-bottom="0.025cm" fo:padding-left="0.025cm" fo:padding-right="0.025cm" draw:shadow-opacity="50%" style:run-through="foreground"/>
    </style:style>
    <style:style style:name="gr1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759cm" fo:min-width="5.50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895cm" fo:min-width="3.64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7fb241" draw:marker-start="" draw:marker-start-width="0.25cm" draw:marker-start-center="false" draw:marker-end="" draw:marker-end-width="0.25cm" draw:marker-end-center="false" draw:fill="solid" draw:fill-color="#ff660d" draw:opacity="50%" draw:textarea-horizontal-align="justify" draw:textarea-vertical-align="middle" draw:auto-grow-height="false" fo:min-height="1.459cm" fo:min-width="1.20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20" draw:name="Shape3_5" draw:style-name="gr28" draw:text-style-name="P48" svg:x1="17.307cm" svg:y1="1.337cm" svg:x2="21.997cm" svg:y2="1.337cm">
        <text:p/>
      </draw:line>
      <draw:line text:anchor-type="page" text:anchor-page-number="2" draw:z-index="19" draw:name="Shape3_4" draw:style-name="gr28" draw:text-style-name="P48" svg:x1="17.307cm" svg:y1="1.337cm" svg:x2="21.997cm" svg:y2="1.337cm">
        <text:p/>
      </draw:line>
      <draw:line text:anchor-type="page" text:anchor-page-number="1" draw:z-index="18" draw:name="Shape3" draw:style-name="gr28" draw:text-style-name="P48" svg:x1="17.307cm" svg:y1="1.337cm" svg:x2="21.997cm" svg:y2="1.337cm">
        <text:p/>
      </draw:line>
      <draw:frame text:anchor-type="page" text:anchor-page-number="2" draw:z-index="17" draw:name="Shape2_4" draw:style-name="gr29" draw:text-style-name="P55" svg:width="2.701cm" svg:height="0.715cm" draw:transform="rotate (0.0876155284501153) translate (1.13594444444444cm 1.38288888888889cm)">
        <draw:text-box>
          <text:p text:style-name="P48"><text:span text:style-name="T37">Série </text:span><text:span text:style-name="T37">3</text:span></text:p>
        </draw:text-box>
      </draw:frame>
      <draw:frame text:anchor-type="page" text:anchor-page-number="1" draw:z-index="16" draw:name="Shape2_2" draw:style-name="gr29" draw:text-style-name="P55" svg:width="2.701cm" svg:height="0.715cm" draw:transform="rotate (0.0876155284501153) translate (1.13594444444444cm 1.38288888888889cm)">
        <draw:text-box>
          <text:p text:style-name="P48"><text:span text:style-name="T37">Série 3</text:span></text:p>
        </draw:text-box>
      </draw:frame>
      <draw:path text:anchor-type="page" text:anchor-page-number="1" draw:z-index="15" draw:name="Shape1_3" draw:style-name="gr30" draw:text-style-name="P56" svg:width="4.329cm" svg:height="2.24cm" svg:x="0cm" svg:y="0.02cm" svg:viewBox="0 0 4330 2241" svg:d="M0 2241l3984-288c209-15 363-168 345-342l-170-1611h-4159z">
        <text:p/>
      </draw:path>
      <draw:path text:anchor-type="page" text:anchor-page-number="2" draw:z-index="14" draw:name="Shape1" draw:style-name="gr30" draw:text-style-name="P56" svg:width="4.329cm" svg:height="2.24cm" svg:x="0cm" svg:y="0.02cm" svg:viewBox="0 0 4330 2241" svg:d="M0 2241l3984-288c209-15 363-168 345-342l-170-1611h-4159z">
        <text:p/>
      </draw:path>
      <text:list xml:id="list1663251605" text:style-name="_5f_Numérotation_20_des_20_exercices_20_livrets">
        <text:list-item>
          <text:h text:style-name="P46" text:outline-level="1">Rédige un programme de construction de la fi­gure suivante sachant que AB = 6 cm, en respec­tant les informations données et les codages. Les droites (d) et (AB) sont parallèles.</text:h>
        </text:list-item>
      </text:list>
      <text:p text:style-name="_5f_Paragraphe_20_livret_20_"><draw:g text:anchor-type="paragraph" draw:z-index="21" draw:name="DrawObject7" draw:style-name="gr8"><draw:line draw:style-name="gr20" draw:text-style-name="P49" svg:x1="-0.349cm" svg:y1="6.295cm" svg:x2="7.592cm" svg:y2="0.506cm"><text:p/></draw:line><draw:line draw:style-name="gr23" draw:text-style-name="P49" svg:x1="5.655cm" svg:y1="-0.095cm" svg:x2="8.185cm" svg:y2="3.36cm"><text:p/></draw:line><draw:line draw:style-name="gr15" draw:text-style-name="P49" svg:x1="2.28cm" svg:y1="7.408cm" svg:x2="3.248cm" svg:y2="3.684cm"><text:p/></draw:line><draw:line draw:style-name="gr14" draw:text-style-name="P49" svg:x1="6.459cm" svg:y1="1.308cm" svg:x2="6.593cm" svg:y2="1.508cm"><text:p/></draw:line><draw:line draw:style-name="gr14" draw:text-style-name="P49" svg:x1="6.568cm" svg:y1="1.509cm" svg:x2="6.742cm" svg:y2="1.381cm"><text:p/></draw:line><draw:frame draw:style-name="gr9" draw:text-style-name="P51" svg:width="0.602cm" svg:height="0.664cm" svg:x="5.856cm" svg:y="0.845cm"><draw:text-box><text:p text:style-name="P50"><text:span text:style-name="T34">E</text:span></text:p></draw:text-box></draw:frame><draw:frame draw:style-name="gr9" draw:text-style-name="P51" svg:width="0.602cm" svg:height="0.664cm" svg:x="2.81cm" svg:y="3.02cm"><draw:text-box><text:p text:style-name="P50"><text:span text:style-name="T34">A</text:span></text:p></draw:text-box></draw:frame><draw:frame draw:style-name="gr9" draw:text-style-name="P51" svg:width="0.602cm" svg:height="0.664cm" svg:x="8.184cm" svg:y="3.015cm"><draw:text-box><text:p text:style-name="P50"><text:span text:style-name="T34">B</text:span></text:p></draw:text-box></draw:frame><draw:frame draw:style-name="gr19" draw:text-style-name="P51" svg:width="1.375cm" svg:height="1.075cm" svg:x="-0.665cm" svg:y="5.403cm"><draw:text-box><text:p text:style-name="P50"><text:span text:style-name="T34">(</text:span><text:span text:style-name="T34">d</text:span><text:span text:style-name="T36">)</text:span></text:p></draw:text-box></draw:frame><draw:line draw:style-name="gr20" draw:text-style-name="P49" svg:x1="2.28cm" svg:y1="7.407cm" svg:x2="8.098cm" svg:y2="3.226cm"><text:p/></draw:line><draw:line draw:style-name="gr15" draw:text-style-name="P49" svg:x1="3.227cm" svg:y1="3.683cm" svg:x2="8.107cm" svg:y2="3.216cm"><text:p/></draw:line><draw:line draw:style-name="gr23" draw:text-style-name="P49" svg:x1="-0.092cm" svg:y1="4.182cm" svg:x2="2.438cm" svg:y2="7.637cm"><text:p/></draw:line><draw:line draw:style-name="gr24" draw:text-style-name="P49" svg:x1="1.002cm" svg:y1="5.322cm" svg:x2="1.123cm" svg:y2="5.489cm"><text:p/></draw:line><draw:line draw:style-name="gr24" draw:text-style-name="P49" svg:x1="0.948cm" svg:y1="5.617cm" svg:x2="1.122cm" svg:y2="5.489cm"><text:p/></draw:line><draw:custom-shape draw:style-name="gr25" draw:text-style-name="P54" svg:width="1.738cm" svg:height="1.738cm" svg:x="1.416cm" svg:y="6.534cm"><text:p/><draw:enhanced-geometry draw:glue-point-type="segments" draw:type="mso-spt100" draw:modifiers="-36.2748525712737 -74.70254831333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5" draw:text-style-name="P54" svg:width="1.738cm" svg:height="1.738cm" svg:x="7.221cm" svg:y="2.348cm"><text:p/><draw:enhanced-geometry draw:glue-point-type="segments" draw:type="mso-spt100" draw:modifiers="174.273414580265 143.84754331063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9" draw:text-style-name="P51" svg:width="0.602cm" svg:height="0.664cm" svg:x="0.037cm" svg:y="4.973cm"><draw:text-box><text:p text:style-name="P50"><text:span text:style-name="T34">D</text:span></text:p></draw:text-box></draw:frame><draw:frame draw:style-name="gr26" draw:text-style-name="P51" svg:width="1.488cm" svg:height="0.819cm" svg:x="2.581cm" svg:y="5.943cm"><draw:text-box><text:p text:style-name="P50"><text:span text:style-name="T34">4</text:span><text:span text:style-name="T34">0</text:span><text:span text:style-name="T34">°</text:span></text:p></draw:text-box></draw:frame><draw:frame draw:style-name="gr27" draw:text-style-name="P51" svg:width="1.392cm" svg:height="0.902cm" svg:x="6.135cm" svg:y="3.447cm"><draw:text-box><text:p text:style-name="P50"><text:span text:style-name="T34">30°</text:span></text:p></draw:text-box></draw:frame><draw:frame draw:style-name="gr9" draw:text-style-name="P51" svg:width="0.602cm" svg:height="0.664cm" svg:x="8.184cm" svg:y="3.015cm"><draw:text-box><text:p text:style-name="P50"><text:span text:style-name="T34">B</text:span></text:p></draw:text-box></draw:frame><draw:frame draw:style-name="gr9" draw:text-style-name="P51" svg:width="0.602cm" svg:height="0.664cm" svg:x="1.836cm" svg:y="7.638cm"><draw:text-box><text:p text:style-name="P50"><text:span text:style-name="T34">A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20806339488340" text:continue-numbering="true" text:style-name="_5f_Numérotation_20_des_20_exercices_20_livrets">
        <text:list-item>
          <text:h text:style-name="P44" text:outline-level="1">A l’aide des mots suivants, rédige un pro­gramme de construction de la figure ci-dessous ; sachant que CE = 6 cm et AB = 7 cm.</text:h>
        </text:list-item>
      </text:list>
      <text:p text:style-name="_5f_Paragraphe_20_livret_20_"><text:span text:style-name="T23">trace</text:span><text:span text:style-name="T15"> ; </text:span><text:span text:style-name="T23">diamètre</text:span><text:span text:style-name="T15"> ; </text:span><text:span text:style-name="T23">cercle</text:span><text:span text:style-name="T15"> ; </text:span><text:span text:style-name="T23">médiatrice</text:span><text:span text:style-name="T15"> ; </text:span><text:span text:style-name="T23">place</text:span><text:span text:style-name="T15"> ; </text:span><text:span text:style-name="T23">point</text:span><text:span text:style-name="T15"> ; </text:span><text:span text:style-name="T23">segment</text:span><text:span text:style-name="T15"> ; </text:span><text:span text:style-name="T23">milieu</text:span><text:span text:style-name="T15"> ; </text:span><text:span text:style-name="T23">longueur</text:span><text:span text:style-name="T15">.</text:span></text:p>
      <text:p text:style-name="_5f_Paragraphe_20_livret_20_"><draw:g text:anchor-type="paragraph" draw:z-index="22" draw:name="Shape18" draw:style-name="gr11"><draw:frame draw:style-name="gr6" draw:text-style-name="P51" svg:width="0.9cm" svg:height="0.671cm" svg:x="2.6cm" svg:y="4.501cm"><draw:text-box><text:p text:style-name="P50"><text:span text:style-name="T34">D</text:span></text:p></draw:text-box></draw:frame><draw:line draw:style-name="gr20" draw:text-style-name="P49" svg:x1="0.95cm" svg:y1="7.363cm" svg:x2="5.609cm" svg:y2="0.441cm"><text:p/></draw:line><draw:line draw:style-name="gr20" draw:text-style-name="P49" svg:x1="5.8cm" svg:y1="6.412cm" svg:x2="0cm" svg:y2="2.512cm"><text:p/></draw:line><draw:frame draw:style-name="gr6" draw:text-style-name="P51" svg:width="0.9cm" svg:height="0.671cm" svg:x="4.8cm" svg:y="0.201cm"><draw:text-box><text:p text:style-name="P50"><text:span text:style-name="T34">C</text:span></text:p></draw:text-box></draw:frame><draw:line draw:style-name="gr20" draw:text-style-name="P49" svg:x1="5.8cm" svg:y1="6.412cm" svg:x2="0cm" svg:y2="2.512cm"><text:p/></draw:line><draw:line draw:style-name="gr20" draw:text-style-name="P49" svg:x1="3.745cm" svg:y1="3.388cm" svg:x2="3.6cm" svg:y2="3.263cm"><text:p/></draw:line><draw:custom-shape draw:style-name="gr21" draw:text-style-name="P49" svg:width="5.931cm" svg:height="5.931cm" svg:x="0.635cm" svg:y="0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51" svg:width="0.9cm" svg:height="0.664cm" svg:x="4.71cm" svg:y="6.025cm"><draw:text-box><text:p text:style-name="P50"><text:span text:style-name="T34">B</text:span></text:p></draw:text-box></draw:frame><draw:line draw:style-name="gr20" draw:text-style-name="P49" svg:x1="0.951cm" svg:y1="7.363cm" svg:x2="5.61cm" svg:y2="0.441cm"><text:p/></draw:line><draw:frame draw:style-name="gr22" draw:text-style-name="P51" svg:width="0.9cm" svg:height="0.673cm" svg:x="0cm" svg:y="2.762cm"><draw:text-box><text:p text:style-name="P50"><text:span text:style-name="T34">A</text:span></text:p></draw:text-box></draw:frame><draw:frame draw:style-name="gr22" draw:text-style-name="P51" svg:width="0.9cm" svg:height="0.673cm" svg:x="3.5cm" svg:y="3.163cm"><draw:text-box><text:p text:style-name="P50"><text:span text:style-name="T34">O</text:span></text:p></draw:text-box></draw:frame><draw:frame draw:style-name="gr22" draw:text-style-name="P51" svg:width="0.9cm" svg:height="0.673cm" svg:x="1.199cm" svg:y="5.6cm"><draw:text-box><text:p text:style-name="P50"><text:span text:style-name="T34">E</text:span></text:p></draw:text-box></draw:frame><draw:line draw:style-name="gr14" draw:text-style-name="P49" svg:x1="1.7cm" svg:y1="3.461cm" svg:x2="1.5cm" svg:y2="3.661cm"><text:p/></draw:line><draw:line draw:style-name="gr14" draw:text-style-name="P49" svg:x1="1.8cm" svg:y1="3.563cm" svg:x2="1.6cm" svg:y2="3.763cm"><text:p/></draw:line><draw:line draw:style-name="gr14" draw:text-style-name="P49" svg:x1="1.9cm" svg:y1="3.663cm" svg:x2="1.7cm" svg:y2="3.863cm"><text:p/></draw:line><draw:line draw:style-name="gr14" draw:text-style-name="P49" svg:x1="4.1cm" svg:y1="5.063cm" svg:x2="3.9cm" svg:y2="5.263cm"><text:p/></draw:line><draw:line draw:style-name="gr14" draw:text-style-name="P49" svg:x1="4.2cm" svg:y1="5.163cm" svg:x2="4cm" svg:y2="5.363cm"><text:p/></draw:line><draw:line draw:style-name="gr14" draw:text-style-name="P49" svg:x1="4.3cm" svg:y1="5.263cm" svg:x2="4.1cm" svg:y2="5.463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FILET_5f_POINTILLE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20806199334386" text:continue-numbering="true" text:style-name="_5f_Numérotation_20_des_20_exercices_20_livrets">
        <text:list-item>
          <text:h text:style-name="P43" text:outline-level="1"><draw:g text:anchor-type="paragraph" draw:z-index="23" draw:name="Shape20" draw:style-name="gr11"><draw:custom-shape draw:style-name="gr18" draw:text-style-name="P49" svg:width="6.06cm" svg:height="6.06cm" svg:x="0.797cm" svg:y="2.667cm"><text:p/><draw:enhanced-geometry draw:glue-point-type="segments" draw:type="mso-spt100" draw:modifiers="-90 89.882620846388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4" draw:text-style-name="P49" svg:x1="0.721cm" svg:y1="5.694cm" svg:x2="8.979cm" svg:y2="5.694cm"><text:p/></draw:line><draw:line draw:style-name="gr14" draw:text-style-name="P49" svg:x1="3.826cm" svg:y1="5.544cm" svg:x2="3.978cm" svg:y2="5.544cm"><text:p/></draw:line><draw:line draw:style-name="gr14" draw:text-style-name="P49" svg:x1="3.979cm" svg:y1="5.696cm" svg:x2="3.979cm" svg:y2="5.544cm"><text:p/></draw:line><draw:line draw:style-name="gr14" draw:text-style-name="P49" svg:x1="3.902cm" svg:y1="4.332cm" svg:x2="3.75cm" svg:y2="4.332cm"><text:p/></draw:line><draw:line draw:style-name="gr14" draw:text-style-name="P49" svg:x1="3.902cm" svg:y1="4.408cm" svg:x2="3.75cm" svg:y2="4.408cm"><text:p/></draw:line><draw:line draw:style-name="gr14" draw:text-style-name="P49" svg:x1="3.902cm" svg:y1="7.06cm" svg:x2="3.75cm" svg:y2="7.06cm"><text:p/></draw:line><draw:line draw:style-name="gr14" draw:text-style-name="P49" svg:x1="3.902cm" svg:y1="7.135cm" svg:x2="3.75cm" svg:y2="7.135cm"><text:p/></draw:line><draw:frame draw:style-name="gr9" draw:text-style-name="P51" svg:width="0.682cm" svg:height="0.664cm" svg:x="0.266cm" svg:y="5.468cm"><draw:text-box><text:p text:style-name="P50"><text:span text:style-name="T34">E</text:span></text:p></draw:text-box></draw:frame><draw:frame draw:style-name="gr9" draw:text-style-name="P51" svg:width="0.685cm" svg:height="0.664cm" svg:x="3.598cm" svg:y="2.24cm"><draw:text-box><text:p text:style-name="P50"><text:span text:style-name="T34">C</text:span></text:p></draw:text-box></draw:frame><draw:frame draw:style-name="gr9" draw:text-style-name="P51" svg:width="0.682cm" svg:height="0.664cm" svg:x="3.751cm" svg:y="5.65cm"><draw:text-box><text:p text:style-name="P50"><text:span text:style-name="T34">O</text:span></text:p></draw:text-box></draw:frame><draw:frame draw:style-name="gr9" draw:text-style-name="P51" svg:width="0.682cm" svg:height="0.664cm" svg:x="3.676cm" svg:y="8.576cm"><draw:text-box><text:p text:style-name="P50"><text:span text:style-name="T34">H</text:span></text:p></draw:text-box></draw:frame><draw:frame draw:style-name="gr9" draw:text-style-name="P51" svg:width="0.682cm" svg:height="0.664cm" svg:x="8.752cm" svg:y="5.695cm"><draw:text-box><text:p text:style-name="P50"><text:span text:style-name="T34">D</text:span></text:p></draw:text-box></draw:frame><draw:line draw:style-name="gr14" draw:text-style-name="P49" svg:x1="3.826cm" svg:y1="2.666cm" svg:x2="8.978cm" svg:y2="5.696cm"><text:p/></draw:line><draw:line draw:style-name="gr14" draw:text-style-name="P49" svg:x1="2.388cm" svg:y1="5.62cm" svg:x2="2.388cm" svg:y2="5.772cm"><text:p/></draw:line><draw:line draw:style-name="gr14" draw:text-style-name="P49" svg:x1="2.466cm" svg:y1="5.62cm" svg:x2="2.466cm" svg:y2="5.772cm"><text:p/></draw:line><draw:frame draw:style-name="gr19" draw:text-style-name="P51" svg:width="2.798cm" svg:height="1.075cm" svg:x="4.963cm" svg:y="6.096cm"><draw:text-box><text:p text:style-name="P50"><text:span text:style-name="T34">O</text:span><text:span text:style-name="T34">C</text:span><text:span text:style-name="T34"> </text:span><text:span text:style-name="T34">=</text:span><text:span text:style-name="T34"> </text:span><text:span text:style-name="T34">2</text:span><text:span text:style-name="T34">,</text:span><text:span text:style-name="T34">8</text:span><text:span text:style-name="T34"> </text:span><text:span text:style-name="T34">c</text:span><text:span text:style-name="T34">m</text:span></text:p></draw:text-box></draw:frame><draw:frame draw:style-name="gr19" draw:text-style-name="P51" svg:width="3.019cm" svg:height="1.075cm" svg:x="4.963cm" svg:y="6.669cm"><draw:text-box><text:p text:style-name="P50"><text:span text:style-name="T34">O</text:span><text:span text:style-name="T34">D</text:span><text:span text:style-name="T34"> </text:span><text:span text:style-name="T34">=</text:span><text:span text:style-name="T34"> </text:span><text:span text:style-name="T34">5</text:span><text:span text:style-name="T34">,</text:span><text:span text:style-name="T34">2</text:span><text:span text:style-name="T34"> </text:span><text:span text:style-name="T34">c</text:span><text:span text:style-name="T34">m</text:span></text:p></draw:text-box></draw:frame></draw:g>Rédige un programme de construction pour la figure suivante, en respectant les informations données et les codages, <text:span text:style-name="T32">sachant que les points E, O et D sont alignés, ainsi que les points C, O et H</text:span>.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FILET_5f_POINTILLE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20806190377464" text:continue-numbering="true" text:style-name="_5f_Numérotation_20_des_20_exercices_20_livrets">
        <text:list-item>
          <text:h text:style-name="P41" text:outline-level="1"><text:soft-page-break/>Symétrie</text:h>
          <text:list>
            <text:list-item>
              <text:p text:style-name="P32">Rédige un programme de construction de la fi­gure ci-dessous, sachant que AB = 4 cm, <text:line-break/>AG = 5 cm et la droite (d) est un axe de symétrie.</text:p>
            </text:list-item>
          </text:list>
        </text:list-item>
      </text:list>
      <text:p text:style-name="_5f_Paragraphe_20_livret_20_"><draw:g text:anchor-type="paragraph" draw:z-index="24" draw:name="Shape26" draw:style-name="gr11"><draw:line draw:style-name="gr14" draw:text-style-name="P49" svg:x1="1.096cm" svg:y1="2.808cm" svg:x2="7.451cm" svg:y2="2.808cm"><text:p/></draw:line><draw:line draw:style-name="gr15" draw:text-style-name="P49" svg:x1="1.731cm" svg:y1="0.268cm" svg:x2="4.273cm" svg:y2="5.352cm"><text:p/></draw:line><draw:line draw:style-name="gr16" draw:text-style-name="P49" svg:x1="4.273cm" svg:y1="0.268cm" svg:x2="6.815cm" svg:y2="5.352cm"><text:p/></draw:line><draw:line draw:style-name="gr15" draw:text-style-name="P49" svg:x1="4.273cm" svg:y1="0.268cm" svg:x2="1.731cm" svg:y2="5.352cm"><text:p/></draw:line><draw:line draw:style-name="gr16" draw:text-style-name="P49" svg:x1="6.815cm" svg:y1="0.268cm" svg:x2="4.273cm" svg:y2="5.352cm"><text:p/></draw:line><draw:line draw:style-name="gr15" draw:text-style-name="P49" svg:x1="4.273cm" svg:y1="0.268cm" svg:x2="1.731cm" svg:y2="0.268cm"><text:p/></draw:line><draw:line draw:style-name="gr15" draw:text-style-name="P49" svg:x1="4.273cm" svg:y1="5.348cm" svg:x2="1.731cm" svg:y2="5.348cm"><text:p/></draw:line><draw:line draw:style-name="gr16" draw:text-style-name="P49" svg:x1="6.815cm" svg:y1="0.268cm" svg:x2="4.273cm" svg:y2="0.268cm"><text:p/></draw:line><draw:line draw:style-name="gr16" draw:text-style-name="P49" svg:x1="6.815cm" svg:y1="5.348cm" svg:x2="4.273cm" svg:y2="5.348cm"><text:p/></draw:line><draw:line draw:style-name="gr14" draw:text-style-name="P49" svg:x1="4.273cm" svg:y1="2.746cm" svg:x2="4.273cm" svg:y2="2.937cm"><text:p/></draw:line><draw:line draw:style-name="gr14" draw:text-style-name="P49" svg:x1="3.002cm" svg:y1="0.141cm" svg:x2="3.002cm" svg:y2="0.332cm"><text:p/></draw:line><draw:line draw:style-name="gr14" draw:text-style-name="P49" svg:x1="3.002cm" svg:y1="5.221cm" svg:x2="3.002cm" svg:y2="5.412cm"><text:p/></draw:line><draw:line draw:style-name="gr14" draw:text-style-name="P49" svg:x1="5.544cm" svg:y1="0.141cm" svg:x2="5.544cm" svg:y2="0.332cm"><text:p/></draw:line><draw:line draw:style-name="gr14" draw:text-style-name="P49" svg:x1="5.544cm" svg:y1="5.221cm" svg:x2="5.544cm" svg:y2="5.412cm"><text:p/></draw:line><draw:line draw:style-name="gr14" draw:text-style-name="P49" svg:x1="3.572cm" svg:y1="3.763cm" svg:x2="3.445cm" svg:y2="3.827cm"><text:p/></draw:line><draw:line draw:style-name="gr14" draw:text-style-name="P49" svg:x1="3.572cm" svg:y1="3.824cm" svg:x2="3.445cm" svg:y2="3.888cm"><text:p/></draw:line><draw:line draw:style-name="gr14" draw:text-style-name="P49" svg:x1="2.494cm" svg:y1="1.603cm" svg:x2="2.367cm" svg:y2="1.667cm"><text:p/></draw:line><draw:line draw:style-name="gr14" draw:text-style-name="P49" svg:x1="2.494cm" svg:y1="1.665cm" svg:x2="2.367cm" svg:y2="1.729cm"><text:p/></draw:line><draw:line draw:style-name="gr14" draw:text-style-name="P49" svg:x1="5.099cm" svg:y1="1.665cm" svg:x2="4.972cm" svg:y2="1.729cm"><text:p/></draw:line><draw:line draw:style-name="gr14" draw:text-style-name="P49" svg:x1="5.099cm" svg:y1="1.73cm" svg:x2="4.972cm" svg:y2="1.794cm"><text:p/></draw:line><draw:line draw:style-name="gr14" draw:text-style-name="P49" svg:x1="6.179cm" svg:y1="3.89cm" svg:x2="6.052cm" svg:y2="3.954cm"><text:p/></draw:line><draw:line draw:style-name="gr14" draw:text-style-name="P49" svg:x1="6.179cm" svg:y1="3.951cm" svg:x2="6.052cm" svg:y2="4.015cm"><text:p/></draw:line><draw:line draw:style-name="gr14" draw:text-style-name="P49" svg:x1="6.144cm" svg:y1="1.74cm" svg:x2="6.022cm" svg:y2="1.681cm"><text:p/></draw:line><draw:line draw:style-name="gr14" draw:text-style-name="P49" svg:x1="6.116cm" svg:y1="1.794cm" svg:x2="5.989cm" svg:y2="1.73cm"><text:p/></draw:line><draw:line draw:style-name="gr14" draw:text-style-name="P49" svg:x1="5.098cm" svg:y1="3.883cm" svg:x2="4.976cm" svg:y2="3.824cm"><text:p/></draw:line><draw:line draw:style-name="gr14" draw:text-style-name="P49" svg:x1="5.066cm" svg:y1="3.94cm" svg:x2="4.939cm" svg:y2="3.876cm"><text:p/></draw:line><draw:line draw:style-name="gr14" draw:text-style-name="P49" svg:x1="3.637cm" svg:y1="1.676cm" svg:x2="3.515cm" svg:y2="1.617cm"><text:p/></draw:line><draw:line draw:style-name="gr14" draw:text-style-name="P49" svg:x1="3.607cm" svg:y1="1.729cm" svg:x2="3.48cm" svg:y2="1.665cm"><text:p/></draw:line><draw:line draw:style-name="gr14" draw:text-style-name="P49" svg:x1="2.588cm" svg:y1="3.822cm" svg:x2="2.466cm" svg:y2="3.763cm"><text:p/></draw:line><draw:line draw:style-name="gr14" draw:text-style-name="P49" svg:x1="2.556cm" svg:y1="3.874cm" svg:x2="2.429cm" svg:y2="3.81cm"><text:p/></draw:line><draw:frame draw:style-name="gr9" draw:text-style-name="P51" svg:width="0.572cm" svg:height="0.664cm" svg:x="1.159cm" svg:y="-0.261cm"><draw:text-box><text:p text:style-name="P50"><text:span text:style-name="T34">A</text:span></text:p></draw:text-box></draw:frame><draw:frame draw:style-name="gr9" draw:text-style-name="P51" svg:width="0.572cm" svg:height="0.664cm" svg:x="4.02cm" svg:y="-0.325cm"><draw:text-box><text:p text:style-name="P50"><text:span text:style-name="T34">B</text:span></text:p></draw:text-box></draw:frame><draw:frame draw:style-name="gr9" draw:text-style-name="P51" svg:width="0.572cm" svg:height="0.664cm" svg:x="6.75cm" svg:y="-0.089cm"><draw:text-box><text:p text:style-name="P50"><text:span text:style-name="T34">C</text:span></text:p></draw:text-box></draw:frame><draw:frame draw:style-name="gr9" draw:text-style-name="P51" svg:width="0.574cm" svg:height="0.664cm" svg:x="5.034cm" svg:y="2.494cm"><draw:text-box><text:p text:style-name="P50"><text:span text:style-name="T34">H</text:span></text:p></draw:text-box></draw:frame><draw:frame draw:style-name="gr9" draw:text-style-name="P51" svg:width="0.574cm" svg:height="0.664cm" svg:x="2.256cm" svg:y="2.229cm"><draw:text-box><text:p text:style-name="P50"><text:span text:style-name="T34">G</text:span></text:p></draw:text-box></draw:frame><draw:frame draw:style-name="gr9" draw:text-style-name="P51" svg:width="0.572cm" svg:height="0.664cm" svg:x="1.414cm" svg:y="5.312cm"><draw:text-box><text:p text:style-name="P50"><text:span text:style-name="T34">D</text:span></text:p></draw:text-box></draw:frame><draw:frame draw:style-name="gr9" draw:text-style-name="P51" svg:width="0.572cm" svg:height="0.664cm" svg:x="4.02cm" svg:y="5.351cm"><draw:text-box><text:p text:style-name="P50"><text:span text:style-name="T34">E</text:span></text:p></draw:text-box></draw:frame><draw:frame draw:style-name="gr9" draw:text-style-name="P51" svg:width="0.571cm" svg:height="0.664cm" svg:x="6.688cm" svg:y="5.288cm"><draw:text-box><text:p text:style-name="P50"><text:span text:style-name="T34">F</text:span></text:p></draw:text-box></draw:frame><draw:frame draw:style-name="gr17" draw:text-style-name="P51" svg:width="1.474cm" svg:height="0.738cm" svg:x="6.974cm" svg:y="2.231cm"><draw:text-box><text:p text:style-name="P50"><text:span text:style-name="T34">(d)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FILET_5f_POINTILLE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20805770160855" text:continue-numbering="true" text:style-name="_5f_Numérotation_20_des_20_exercices_20_livrets">
        <text:list-item>
          <text:list>
            <text:list-item>
              <text:p text:style-name="P33">Construis ci-dessous la figure en vraie grandeur et colorie-la.</text:p>
            </text:list-item>
          </text:list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20806561652509" text:continue-numbering="true" text:style-name="_5f_Numérotation_20_des_20_exercices_20_livrets">
        <text:list-item>
          <text:p text:style-name="P26"><text:span text:style-name="T18">D</text:span><text:span text:style-name="T14">ans chacun des cas suivants, </text:span><text:span text:style-name="T30">écris une consigne permettant de passer de la figure de gauche à celle de droite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<draw:g text:anchor-type="paragraph" draw:z-index="25" draw:name="Shape7" draw:style-name="gr11"><draw:g draw:style-name="gr4"><draw:line draw:style-name="gr5" draw:text-style-name="P49" svg:x1="0.859cm" svg:y1="0.666cm" svg:x2="0.859cm" svg:y2="1.066cm"><text:p/></draw:line><draw:line draw:style-name="gr5" draw:text-style-name="P49" svg:x1="0.659cm" svg:y1="0.866cm" svg:x2="1.059cm" svg:y2="0.866cm"><text:p/></draw:line></draw:g><draw:frame draw:style-name="gr6" draw:text-style-name="P51" svg:width="1.101cm" svg:height="0.671cm" svg:x="0.459cm" svg:y="0.104cm"><draw:text-box><text:p text:style-name="P50"><text:span text:style-name="T34">A</text:span></text:p></draw:text-box></draw:frame></draw:g></text:p>
            <text:p text:style-name="P27"/>
          </table:table-cell>
          <table:table-cell table:style-name="Table1.C1" office:value-type="string">
            <text:list xml:id="list120807566394041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g text:anchor-type="paragraph" draw:z-index="26" draw:name="Shape7_0" draw:style-name="gr11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text:anchor-type="paragraph" draw:z-index="27" draw:name="Shape7_1" draw:style-name="gr11"><draw:g draw:style-name="gr4"><draw:line draw:style-name="gr5" draw:text-style-name="P49" svg:x1="1.963cm" svg:y1="1.167cm" svg:x2="1.963cm" svg:y2="1.567cm"><text:p/></draw:line><draw:line draw:style-name="gr5" draw:text-style-name="P49" svg:x1="1.763cm" svg:y1="1.367cm" svg:x2="2.163cm" svg:y2="1.367cm"><text:p/></draw:line></draw:g><draw:frame draw:style-name="gr9" draw:text-style-name="P51" svg:width="1.101cm" svg:height="0.664cm" svg:x="1.563cm" svg:y="0.605cm"><draw:text-box><text:p text:style-name="P50"><text:span text:style-name="T34">B</text:span></text:p></draw:text-box></draw:frame></draw:g></text:p>
          </table:table-cell>
          <table:table-cell table:style-name="Table1.A2" office:value-type="string">
            <text:p text:style-name="P27"><draw:g text:anchor-type="paragraph" draw:z-index="28" draw:name="DrawObject1" draw:style-name="gr8"><draw:g draw:name="Shape7_2" draw:style-name="gr4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draw:name="Shape7_3" draw:style-name="gr4"><draw:g draw:style-name="gr4"><draw:line draw:style-name="gr5" draw:text-style-name="P49" svg:x1="2.033cm" svg:y1="1.447cm" svg:x2="2.033cm" svg:y2="1.847cm"><text:p/></draw:line><draw:line draw:style-name="gr5" draw:text-style-name="P49" svg:x1="1.833cm" svg:y1="1.647cm" svg:x2="2.233cm" svg:y2="1.647cm"><text:p/></draw:line></draw:g><draw:frame draw:style-name="gr6" draw:text-style-name="P51" svg:width="1.101cm" svg:height="0.671cm" svg:x="1.633cm" svg:y="0.885cm"><draw:text-box><text:p text:style-name="P50"><text:span text:style-name="T34">B</text:span></text:p></draw:text-box></draw:frame></draw:g><draw:line draw:name="Shape8_1" draw:style-name="gr10" draw:text-style-name="P48" svg:x1="0.52cm" svg:y1="0.866cm" svg:x2="2.033cm" svg:y2="1.647cm"><text:p/></draw:line></draw:g></text:p>
          </table:table-cell>
          <table:table-cell table:style-name="Table1.C2" office:value-type="string">
            <text:list xml:id="list120805972575413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g text:anchor-type="paragraph" draw:z-index="29" draw:name="Shape7_4" draw:style-name="gr11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text:anchor-type="paragraph" draw:z-index="30" draw:name="Shape7_5" draw:style-name="gr11"><draw:g draw:style-name="gr4"><draw:line draw:style-name="gr5" draw:text-style-name="P49" svg:x1="1.963cm" svg:y1="1.167cm" svg:x2="1.963cm" svg:y2="1.567cm"><text:p/></draw:line><draw:line draw:style-name="gr5" draw:text-style-name="P49" svg:x1="1.763cm" svg:y1="1.367cm" svg:x2="2.163cm" svg:y2="1.367cm"><text:p/></draw:line></draw:g><draw:frame draw:style-name="gr9" draw:text-style-name="P51" svg:width="1.101cm" svg:height="0.664cm" svg:x="1.563cm" svg:y="0.605cm"><draw:text-box><text:p text:style-name="P50"><text:span text:style-name="T34">B</text:span></text:p></draw:text-box></draw:frame></draw:g></text:p>
          </table:table-cell>
          <table:table-cell table:style-name="Table1.A2" office:value-type="string">
            <text:p text:style-name="P27"><draw:g text:anchor-type="paragraph" draw:z-index="31" draw:name="DrawObject5" draw:style-name="gr8"><draw:g draw:name="Shape7_6" draw:style-name="gr4"><draw:g draw:style-name="gr4"><draw:line draw:style-name="gr5" draw:text-style-name="P49" svg:x1="1.963cm" svg:y1="1.167cm" svg:x2="1.963cm" svg:y2="1.567cm"><text:p/></draw:line><draw:line draw:style-name="gr5" draw:text-style-name="P49" svg:x1="1.763cm" svg:y1="1.367cm" svg:x2="2.163cm" svg:y2="1.367cm"><text:p/></draw:line></draw:g><draw:frame draw:style-name="gr9" draw:text-style-name="P51" svg:width="1.101cm" svg:height="0.664cm" svg:x="1.562cm" svg:y="0.605cm"><draw:text-box><text:p text:style-name="P50"><text:span text:style-name="T34">B</text:span></text:p></draw:text-box></draw:frame></draw:g><draw:g draw:name="Shape7_7" draw:style-name="gr4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line draw:name="Shape8_0" draw:style-name="gr10" draw:text-style-name="P48" svg:x1="0.049cm" svg:y1="0.679cm" svg:x2="2.436cm" svg:y2="1.547cm"><text:p/></draw:line></draw:g></text:p>
          </table:table-cell>
          <table:table-cell table:style-name="Table1.C2" office:value-type="string">
            <text:list xml:id="list120806247252697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g text:anchor-type="paragraph" draw:z-index="51" draw:name="Shape7_22" draw:style-name="gr11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text:anchor-type="paragraph" draw:z-index="52" draw:name="Shape7_24" draw:style-name="gr11"><draw:g draw:style-name="gr4"><draw:line draw:style-name="gr5" draw:text-style-name="P49" svg:x1="1.963cm" svg:y1="1.167cm" svg:x2="1.963cm" svg:y2="1.567cm"><text:p/></draw:line><draw:line draw:style-name="gr5" draw:text-style-name="P49" svg:x1="1.763cm" svg:y1="1.367cm" svg:x2="2.163cm" svg:y2="1.367cm"><text:p/></draw:line></draw:g><draw:frame draw:style-name="gr9" draw:text-style-name="P51" svg:width="1.101cm" svg:height="0.664cm" svg:x="1.563cm" svg:y="0.605cm"><draw:text-box><text:p text:style-name="P50"><text:span text:style-name="T34">B</text:span></text:p></draw:text-box></draw:frame></draw:g></text:p>
          </table:table-cell>
          <table:table-cell table:style-name="Table1.A2" office:value-type="string">
            <text:p text:style-name="P27"><draw:g text:anchor-type="paragraph" draw:z-index="53" draw:name="DrawObject6" draw:style-name="gr8"><draw:g draw:name="Shape7_25" draw:style-name="gr4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draw:name="Shape7_26" draw:style-name="gr4"><draw:g draw:style-name="gr4"><draw:line draw:style-name="gr5" draw:text-style-name="P49" svg:x1="1.963cm" svg:y1="1.167cm" svg:x2="1.963cm" svg:y2="1.567cm"><text:p/></draw:line><draw:line draw:style-name="gr5" draw:text-style-name="P49" svg:x1="1.763cm" svg:y1="1.367cm" svg:x2="2.163cm" svg:y2="1.367cm"><text:p/></draw:line></draw:g><draw:frame draw:style-name="gr9" draw:text-style-name="P51" svg:width="1.101cm" svg:height="0.664cm" svg:x="1.563cm" svg:y="0.605cm"><draw:text-box><text:p text:style-name="P50"><text:span text:style-name="T34">B</text:span></text:p></draw:text-box></draw:frame></draw:g><draw:line draw:name="Shape8_9" draw:style-name="gr10" draw:text-style-name="P48" svg:x1="0.52cm" svg:y1="0.866cm" svg:x2="2.608cm" svg:y2="1.58cm"><text:p/></draw:line></draw:g></text:p>
          </table:table-cell>
          <table:table-cell table:style-name="Table1.C2" office:value-type="string">
            <text:list xml:id="list120805908215320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<draw:g text:anchor-type="paragraph" draw:z-index="32" draw:name="DrawObject4" draw:style-name="gr8"><draw:g draw:name="Shape7_8" draw:style-name="gr4"><draw:g draw:style-name="gr4"><draw:line draw:style-name="gr5" draw:text-style-name="P49" svg:x1="0.418cm" svg:y1="0.666cm" svg:x2="0.418cm" svg:y2="1.066cm"><text:p/></draw:line><draw:line draw:style-name="gr5" draw:text-style-name="P49" svg:x1="0.218cm" svg:y1="0.866cm" svg:x2="0.618cm" svg:y2="0.866cm"><text:p/></draw:line></draw:g><draw:frame draw:style-name="gr6" draw:text-style-name="P51" svg:width="1.101cm" svg:height="0.671cm" svg:x="0.018cm" svg:y="0.104cm"><draw:text-box><text:p text:style-name="P50"><text:span text:style-name="T34">A</text:span></text:p></draw:text-box></draw:frame></draw:g><draw:g draw:name="Shape7_9" draw:style-name="gr4"><draw:g draw:style-name="gr4"><draw:line draw:style-name="gr5" draw:text-style-name="P49" svg:x1="2.136cm" svg:y1="0.578cm" svg:x2="2.136cm" svg:y2="0.978cm"><text:p/></draw:line><draw:line draw:style-name="gr5" draw:text-style-name="P49" svg:x1="1.936cm" svg:y1="0.778cm" svg:x2="2.336cm" svg:y2="0.778cm"><text:p/></draw:line></draw:g><draw:frame draw:style-name="gr9" draw:text-style-name="P51" svg:width="1.101cm" svg:height="0.664cm" svg:x="1.736cm" svg:y="0.016cm"><draw:text-box><text:p text:style-name="P50"><text:span text:style-name="T34">B</text:span></text:p></draw:text-box></draw:frame></draw:g><draw:g draw:name="Shape7_10" draw:style-name="gr4"><draw:g draw:style-name="gr4"><draw:line draw:style-name="gr5" draw:text-style-name="P49" svg:x1="1.114cm" svg:y1="1.583cm" svg:x2="1.114cm" svg:y2="1.983cm"><text:p/></draw:line><draw:line draw:style-name="gr5" draw:text-style-name="P49" svg:x1="0.914cm" svg:y1="1.783cm" svg:x2="1.314cm" svg:y2="1.783cm"><text:p/></draw:line></draw:g><draw:frame draw:style-name="gr6" draw:text-style-name="P51" svg:width="1.101cm" svg:height="0.671cm" svg:x="0.715cm" svg:y="1.021cm"><draw:text-box><text:p text:style-name="P50"><text:span text:style-name="T34">C</text:span></text:p></draw:text-box></draw:frame></draw:g></draw:g></text:p>
          </table:table-cell>
          <table:table-cell table:style-name="Table1.C2" office:value-type="string">
            <text:list xml:id="list120807348988865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g text:anchor-type="paragraph" draw:z-index="33" draw:name="DrawObject3" draw:style-name="gr8"><draw:g draw:name="Shape7_11" draw:style-name="gr4"><draw:g draw:style-name="gr4"><draw:line draw:style-name="gr5" draw:text-style-name="P49" svg:x1="0.418cm" svg:y1="0.666cm" svg:x2="0.418cm" svg:y2="1.066cm"><text:p/></draw:line><draw:line draw:style-name="gr5" draw:text-style-name="P49" svg:x1="0.218cm" svg:y1="0.866cm" svg:x2="0.618cm" svg:y2="0.866cm"><text:p/></draw:line></draw:g><draw:frame draw:style-name="gr6" draw:text-style-name="P51" svg:width="1.101cm" svg:height="0.671cm" svg:x="0.018cm" svg:y="0.104cm"><draw:text-box><text:p text:style-name="P50"><text:span text:style-name="T34">A</text:span></text:p></draw:text-box></draw:frame></draw:g><draw:g draw:name="Shape7_12" draw:style-name="gr4"><draw:g draw:style-name="gr4"><draw:line draw:style-name="gr5" draw:text-style-name="P49" svg:x1="2.136cm" svg:y1="0.578cm" svg:x2="2.136cm" svg:y2="0.978cm"><text:p/></draw:line><draw:line draw:style-name="gr5" draw:text-style-name="P49" svg:x1="1.936cm" svg:y1="0.778cm" svg:x2="2.336cm" svg:y2="0.778cm"><text:p/></draw:line></draw:g><draw:frame draw:style-name="gr9" draw:text-style-name="P51" svg:width="1.101cm" svg:height="0.664cm" svg:x="1.736cm" svg:y="0.016cm"><draw:text-box><text:p text:style-name="P50"><text:span text:style-name="T34">B</text:span></text:p></draw:text-box></draw:frame></draw:g><draw:g draw:name="Shape7_13" draw:style-name="gr4"><draw:g draw:style-name="gr4"><draw:line draw:style-name="gr5" draw:text-style-name="P49" svg:x1="0.994cm" svg:y1="1.65cm" svg:x2="0.994cm" svg:y2="2.05cm"><text:p/></draw:line><draw:line draw:style-name="gr5" draw:text-style-name="P49" svg:x1="0.794cm" svg:y1="1.85cm" svg:x2="1.194cm" svg:y2="1.85cm"><text:p/></draw:line></draw:g><draw:frame draw:style-name="gr6" draw:text-style-name="P51" svg:width="1.101cm" svg:height="0.671cm" svg:x="0.595cm" svg:y="1.088cm"><draw:text-box><text:p text:style-name="P50"><text:span text:style-name="T34">C</text:span></text:p></draw:text-box></draw:frame></draw:g></draw:g></text:p>
          </table:table-cell>
          <table:table-cell table:style-name="Table1.A2" office:value-type="string">
            <text:p text:style-name="P27"><draw:g text:anchor-type="paragraph" draw:z-index="34" draw:name="DrawObject2" draw:style-name="gr8"><draw:g draw:name="Shape7_14" draw:style-name="gr4"><draw:g draw:style-name="gr4"><draw:line draw:style-name="gr5" draw:text-style-name="P49" svg:x1="0.418cm" svg:y1="0.666cm" svg:x2="0.418cm" svg:y2="1.066cm"><text:p/></draw:line><draw:line draw:style-name="gr5" draw:text-style-name="P49" svg:x1="0.218cm" svg:y1="0.866cm" svg:x2="0.618cm" svg:y2="0.866cm"><text:p/></draw:line></draw:g><draw:frame draw:style-name="gr6" draw:text-style-name="P51" svg:width="1.101cm" svg:height="0.671cm" svg:x="0.018cm" svg:y="0.104cm"><draw:text-box><text:p text:style-name="P50"><text:span text:style-name="T34">A</text:span></text:p></draw:text-box></draw:frame></draw:g><draw:g draw:name="Shape7_15" draw:style-name="gr4"><draw:g draw:style-name="gr4"><draw:line draw:style-name="gr5" draw:text-style-name="P49" svg:x1="2.136cm" svg:y1="0.578cm" svg:x2="2.136cm" svg:y2="0.978cm"><text:p/></draw:line><draw:line draw:style-name="gr5" draw:text-style-name="P49" svg:x1="1.936cm" svg:y1="0.778cm" svg:x2="2.336cm" svg:y2="0.778cm"><text:p/></draw:line></draw:g><draw:frame draw:style-name="gr9" draw:text-style-name="P51" svg:width="1.101cm" svg:height="0.664cm" svg:x="1.736cm" svg:y="0.016cm"><draw:text-box><text:p text:style-name="P50"><text:span text:style-name="T34">B</text:span></text:p></draw:text-box></draw:frame></draw:g><draw:g draw:name="Shape7_16" draw:style-name="gr4"><draw:g draw:style-name="gr4"><draw:line draw:style-name="gr5" draw:text-style-name="P49" svg:x1="0.994cm" svg:y1="1.65cm" svg:x2="0.994cm" svg:y2="2.05cm"><text:p/></draw:line><draw:line draw:style-name="gr5" draw:text-style-name="P49" svg:x1="0.794cm" svg:y1="1.85cm" svg:x2="1.194cm" svg:y2="1.85cm"><text:p/></draw:line></draw:g><draw:frame draw:style-name="gr6" draw:text-style-name="P51" svg:width="1.101cm" svg:height="0.671cm" svg:x="0.237cm" svg:y="1.649cm"><draw:text-box><text:p text:style-name="P50"><text:span text:style-name="T34">C</text:span></text:p></draw:text-box></draw:frame></draw:g><draw:polygon draw:name="Shape9_1" draw:style-name="gr13" draw:text-style-name="P53" svg:width="1.717cm" svg:height="1.071cm" svg:x="0.418cm" svg:y="0.774cm" svg:viewBox="0 0 1718 1072" draw:points="0,88 1718,0 577,1072"><text:p/></draw:polygon></draw:g></text:p>
          </table:table-cell>
          <table:table-cell table:style-name="Table1.C2" office:value-type="string">
            <text:list xml:id="list120807243782968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g text:anchor-type="paragraph" draw:z-index="35" draw:name="DrawObject1_0" draw:style-name="gr8"><draw:g draw:name="Shape7_17" draw:style-name="gr4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draw:name="Shape7_18" draw:style-name="gr4"><draw:g draw:style-name="gr4"><draw:line draw:style-name="gr5" draw:text-style-name="P49" svg:x1="2.033cm" svg:y1="1.447cm" svg:x2="2.033cm" svg:y2="1.847cm"><text:p/></draw:line><draw:line draw:style-name="gr5" draw:text-style-name="P49" svg:x1="1.833cm" svg:y1="1.647cm" svg:x2="2.233cm" svg:y2="1.647cm"><text:p/></draw:line></draw:g><draw:frame draw:style-name="gr6" draw:text-style-name="P51" svg:width="1.101cm" svg:height="0.671cm" svg:x="1.633cm" svg:y="0.885cm"><draw:text-box><text:p text:style-name="P50"><text:span text:style-name="T34">B</text:span></text:p></draw:text-box></draw:frame></draw:g><draw:line draw:name="Shape8_3" draw:style-name="gr10" draw:text-style-name="P48" svg:x1="0.52cm" svg:y1="0.866cm" svg:x2="2.033cm" svg:y2="1.647cm"><text:p/></draw:line></draw:g><draw:line text:anchor-type="paragraph" draw:z-index="38" draw:name="Shape11" draw:style-name="gr12" draw:text-style-name="P48" svg:x1="3.394cm" svg:y1="0.931cm" svg:x2="3.251cm" svg:y2="1.136cm"><text:p/></draw:line><draw:line text:anchor-type="paragraph" draw:z-index="39" draw:name="Shape11_0" draw:style-name="gr12" draw:text-style-name="P48" svg:x1="3.461cm" svg:y1="0.942cm" svg:x2="3.318cm" svg:y2="1.147cm"><text:p/></draw:line><draw:line text:anchor-type="paragraph" draw:z-index="40" draw:name="Shape11_1" draw:style-name="gr12" draw:text-style-name="P48" svg:x1="4.129cm" svg:y1="1.305cm" svg:x2="3.986cm" svg:y2="1.51cm"><text:p/></draw:line><draw:line text:anchor-type="paragraph" draw:z-index="41" draw:name="Shape11_2" draw:style-name="gr12" draw:text-style-name="P48" svg:x1="4.188cm" svg:y1="1.305cm" svg:x2="4.045cm" svg:y2="1.51cm"><text:p/></draw:line></text:p>
          </table:table-cell>
          <table:table-cell table:style-name="Table1.A2" office:value-type="string">
            <text:p text:style-name="P27"><draw:g text:anchor-type="paragraph" draw:z-index="36" draw:name="DrawObject1_1" draw:style-name="gr8"><draw:g draw:name="Shape7_19" draw:style-name="gr4"><draw:g draw:style-name="gr4"><draw:line draw:style-name="gr5" draw:text-style-name="P49" svg:x1="0.52cm" svg:y1="0.666cm" svg:x2="0.52cm" svg:y2="1.066cm"><text:p/></draw:line><draw:line draw:style-name="gr5" draw:text-style-name="P49" svg:x1="0.32cm" svg:y1="0.866cm" svg:x2="0.72cm" svg:y2="0.866cm"><text:p/></draw:line></draw:g><draw:frame draw:style-name="gr6" draw:text-style-name="P51" svg:width="1.101cm" svg:height="0.671cm" svg:x="0.12cm" svg:y="0.104cm"><draw:text-box><text:p text:style-name="P50"><text:span text:style-name="T34">A</text:span></text:p></draw:text-box></draw:frame></draw:g><draw:g draw:name="Shape7_20" draw:style-name="gr4"><draw:g draw:style-name="gr4"><draw:line draw:style-name="gr5" draw:text-style-name="P49" svg:x1="2.033cm" svg:y1="1.447cm" svg:x2="2.033cm" svg:y2="1.847cm"><text:p/></draw:line><draw:line draw:style-name="gr5" draw:text-style-name="P49" svg:x1="1.833cm" svg:y1="1.647cm" svg:x2="2.233cm" svg:y2="1.647cm"><text:p/></draw:line></draw:g><draw:frame draw:style-name="gr6" draw:text-style-name="P51" svg:width="1.101cm" svg:height="0.671cm" svg:x="1.633cm" svg:y="0.885cm"><draw:text-box><text:p text:style-name="P50"><text:span text:style-name="T34">B</text:span></text:p></draw:text-box></draw:frame></draw:g><draw:line draw:name="Shape8_2" draw:style-name="gr10" draw:text-style-name="P48" svg:x1="0.52cm" svg:y1="0.866cm" svg:x2="2.033cm" svg:y2="1.647cm"><text:p/></draw:line></draw:g><draw:g text:anchor-type="paragraph" draw:z-index="37" draw:name="Shape7_21" draw:style-name="gr11"><draw:g draw:style-name="gr4"><draw:line draw:style-name="gr5" draw:text-style-name="P49" svg:x1="1.263cm" svg:y1="1.038cm" svg:x2="1.263cm" svg:y2="1.438cm"><text:p/></draw:line><draw:line draw:style-name="gr5" draw:text-style-name="P49" svg:x1="1.063cm" svg:y1="1.238cm" svg:x2="1.463cm" svg:y2="1.238cm"><text:p/></draw:line></draw:g><draw:frame draw:style-name="gr6" draw:text-style-name="P51" svg:width="1.101cm" svg:height="0.671cm" svg:x="0.863cm" svg:y="0.476cm"><draw:text-box><text:p text:style-name="P50"><text:span text:style-name="T34">L</text:span></text:p></draw:text-box></draw:frame></draw:g></text:p>
          </table:table-cell>
          <table:table-cell table:style-name="Table1.C2" office:value-type="string">
            <text:list xml:id="list120806121805827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line text:anchor-type="paragraph" draw:z-index="42" draw:name="Shape8_4" draw:style-name="gr2" draw:text-style-name="P48" svg:x1="0.035cm" svg:y1="0.176cm" svg:x2="2.328cm" svg:y2="1.559cm"><text:p/></draw:line><draw:line text:anchor-type="paragraph" draw:z-index="43" draw:name="Shape8_5" draw:style-name="gr2" draw:text-style-name="P48" svg:x1="0.104cm" svg:y1="1.331cm" svg:x2="2.328cm" svg:y2="1.229cm"><text:p/></draw:line><draw:frame text:anchor-type="paragraph" draw:z-index="44" draw:name="Shape12" draw:style-name="gr7" draw:text-style-name="P52" svg:width="0.671cm" svg:height="0.578cm" svg:x="0.806cm" svg:y="0.22cm"><draw:text-box><text:p><text:span text:style-name="T35">(</text:span><text:span text:style-name="T35">d</text:span><text:span text:style-name="T35">)</text:span></text:p></draw:text-box></draw:frame><draw:frame text:anchor-type="paragraph" draw:z-index="45" draw:name="Shape12_0" draw:style-name="gr7" draw:text-style-name="P52" svg:width="0.671cm" svg:height="0.578cm" svg:x="0.522cm" svg:y="1.332cm"><draw:text-box><text:p><text:span text:style-name="T35">(d’)</text:span></text:p></draw:text-box></draw:frame></text:p>
          </table:table-cell>
          <table:table-cell table:style-name="Table1.A2" office:value-type="string">
            <text:p text:style-name="P27"><draw:g text:anchor-type="paragraph" draw:z-index="50" draw:name="Shape7_23" draw:style-name="gr8"><draw:g draw:style-name="gr4"><draw:line draw:style-name="gr5" draw:text-style-name="P49" svg:x1="1.836cm" svg:y1="1.052cm" svg:x2="1.836cm" svg:y2="1.452cm"><text:p/></draw:line><draw:line draw:style-name="gr5" draw:text-style-name="P49" svg:x1="1.636cm" svg:y1="1.252cm" svg:x2="2.036cm" svg:y2="1.252cm"><text:p/></draw:line></draw:g><draw:frame draw:style-name="gr9" draw:text-style-name="P51" svg:width="1.101cm" svg:height="0.664cm" svg:x="1.436cm" svg:y="0.49cm"><draw:text-box><text:p text:style-name="P50"><text:span text:style-name="T34">K</text:span></text:p></draw:text-box></draw:frame></draw:g><draw:line text:anchor-type="paragraph" draw:z-index="46" draw:name="Shape8_6" draw:style-name="gr2" draw:text-style-name="P48" svg:x1="0.035cm" svg:y1="0.176cm" svg:x2="2.328cm" svg:y2="1.559cm"><text:p/></draw:line><draw:line text:anchor-type="paragraph" draw:z-index="47" draw:name="Shape8_7" draw:style-name="gr2" draw:text-style-name="P48" svg:x1="0.104cm" svg:y1="1.331cm" svg:x2="2.328cm" svg:y2="1.229cm"><text:p/></draw:line><draw:frame text:anchor-type="paragraph" draw:z-index="48" draw:name="Shape12_1" draw:style-name="gr7" draw:text-style-name="P52" svg:width="0.671cm" svg:height="0.578cm" svg:x="0.522cm" svg:y="1.332cm"><draw:text-box><text:p><text:span text:style-name="T35">(</text:span><text:span text:style-name="T35">d</text:span><text:span text:style-name="T35">’</text:span><text:span text:style-name="T35">)</text:span></text:p></draw:text-box></draw:frame><draw:frame text:anchor-type="paragraph" draw:z-index="49" draw:name="Shape12_2" draw:style-name="gr7" draw:text-style-name="P52" svg:width="0.671cm" svg:height="0.578cm" svg:x="0.723cm" svg:y="0.176cm"><draw:text-box><text:p><text:span text:style-name="T35">(d)</text:span></text:p></draw:text-box></draw:frame></text:p>
          </table:table-cell>
          <table:table-cell table:style-name="Table1.C2" office:value-type="string">
            <text:list xml:id="list120806759630863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7"><draw:g text:anchor-type="paragraph" draw:z-index="56" draw:name="Shape7_27" draw:style-name="gr3"><draw:g draw:style-name="gr4"><draw:line draw:style-name="gr5" draw:text-style-name="P49" svg:x1="1.33cm" svg:y1="1.612cm" svg:x2="1.33cm" svg:y2="2.012cm"><text:p/></draw:line><draw:line draw:style-name="gr5" draw:text-style-name="P49" svg:x1="1.13cm" svg:y1="1.81cm" svg:x2="1.53cm" svg:y2="1.81cm"><text:p/></draw:line></draw:g><draw:frame draw:style-name="gr6" draw:text-style-name="P51" svg:width="1.101cm" svg:height="0.671cm" svg:x="0.93cm" svg:y="1.048cm"><draw:text-box><text:p text:style-name="P50"><text:span text:style-name="T34">M</text:span></text:p></draw:text-box></draw:frame></draw:g><draw:line text:anchor-type="paragraph" draw:z-index="54" draw:name="Shape8_8" draw:style-name="gr2" draw:text-style-name="P48" svg:x1="0.035cm" svg:y1="0.176cm" svg:x2="2.328cm" svg:y2="1.559cm"><text:p/></draw:line><draw:frame text:anchor-type="paragraph" draw:z-index="55" draw:name="Shape12_3" draw:style-name="gr7" draw:text-style-name="P52" svg:width="0.671cm" svg:height="0.578cm" svg:x="0.806cm" svg:y="0.22cm"><draw:text-box><text:p><text:span text:style-name="T35">(</text:span><text:span text:style-name="T35">d</text:span><text:span text:style-name="T35">)</text:span></text:p></draw:text-box></draw:frame><draw:custom-shape text:anchor-type="paragraph" draw:z-index="61" draw:name="Shape13" draw:style-name="gr1" draw:text-style-name="P47" svg:width="0.244cm" svg:height="0.244cm" draw:transform="rotate (1.04946647922419) translate (4.18041666666667cm 1.15711111111111cm)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P27"><draw:g text:anchor-type="paragraph" draw:z-index="59" draw:name="Shape7_28" draw:style-name="gr3"><draw:g draw:style-name="gr4"><draw:line draw:style-name="gr5" draw:text-style-name="P49" svg:x1="1.33cm" svg:y1="1.612cm" svg:x2="1.33cm" svg:y2="2.012cm"><text:p/></draw:line><draw:line draw:style-name="gr5" draw:text-style-name="P49" svg:x1="1.13cm" svg:y1="1.81cm" svg:x2="1.53cm" svg:y2="1.81cm"><text:p/></draw:line></draw:g><draw:frame draw:style-name="gr6" draw:text-style-name="P51" svg:width="1.101cm" svg:height="0.671cm" svg:x="0.93cm" svg:y="1.048cm"><draw:text-box><text:p text:style-name="P50"><text:span text:style-name="T34">M</text:span></text:p></draw:text-box></draw:frame></draw:g><draw:line text:anchor-type="paragraph" draw:z-index="57" draw:name="Shape8_10" draw:style-name="gr2" draw:text-style-name="P48" svg:x1="0.035cm" svg:y1="0.176cm" svg:x2="2.328cm" svg:y2="1.559cm"><text:p/></draw:line><draw:frame text:anchor-type="paragraph" draw:z-index="58" draw:name="Shape12_4" draw:style-name="gr7" draw:text-style-name="P52" svg:width="0.671cm" svg:height="0.578cm" svg:x="0.806cm" svg:y="0.22cm"><draw:text-box><text:p><text:span text:style-name="T35">(d)</text:span></text:p></draw:text-box></draw:frame><draw:line text:anchor-type="paragraph" draw:z-index="60" draw:name="Shape8_11" draw:style-name="gr2" draw:text-style-name="P48" svg:x1="1.274cm" svg:y1="1.905cm" svg:x2="2.017cm" svg:y2="0.587cm"><text:p/></draw:line></text:p>
          </table:table-cell>
          <table:table-cell table:style-name="Table1.C2" office:value-type="string">
            <text:list xml:id="list120807248215698" text:continue-numbering="true" text:style-name="_5f_Numérotation_20_des_20_exercices_20_livrets">
              <text:list-item>
                <text:list>
                  <text:list-item>
                    <text:p text:style-name="P24">…………………………………………………………………………...</text:p>
                  </text:list-item>
                </text:list>
              </text:list-item>
            </text:list>
          </table:table-cell>
        </table:table-row>
      </table:table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Times New Roman3" svg:font-family="'Times New Roman'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Italique 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  <style:font-face style:name="Times-Roman" svg:font-family="Times-Roman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85" draw:display-name="Dashed (var) 385" draw:style="round" draw:dots2="2" draw:distance="0.023cm"/>
    <draw:stroke-dash draw:name="Dashed_20__28_var_29__20_386" draw:display-name="Dashed (var) 386" draw:style="round" draw:dots2="2" draw:distance="0.023cm"/>
    <draw:stroke-dash draw:name="Dashed_20__28_var_29__20_387" draw:display-name="Dashed (var) 387" draw:style="round" draw:dots2="2" draw:distance="0.023cm"/>
    <draw:stroke-dash draw:name="Dashed_20__28_var_29__20_388" draw:display-name="Dashed (var) 388" draw:style="round" draw:dots2="2" draw:distance="0.023cm"/>
    <draw:stroke-dash draw:name="Dashed_20__28_var_29__20_389" draw:display-name="Dashed (var) 389" draw:style="round" draw:dots2="2" draw:distance="0.023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ound" draw:dots2="2" draw:distance="0.023cm"/>
    <draw:stroke-dash draw:name="Dashed_20__28_var_29__20_391" draw:display-name="Dashed (var) 391" draw:style="round" draw:dots2="2" draw:distance="0.023cm"/>
    <draw:stroke-dash draw:name="Dashed_20__28_var_29__20_392" draw:display-name="Dashed (var) 392" draw:style="round" draw:dots2="2" draw:distance="0.023cm"/>
    <draw:stroke-dash draw:name="Dashed_20__28_var_29__20_393" draw:display-name="Dashed (var) 393" draw:style="round" draw:dots2="2" draw:distance="0.023cm"/>
    <draw:stroke-dash draw:name="Dashed_20__28_var_29__20_394" draw:display-name="Dashed (var) 394" draw:style="round" draw:dots2="2" draw:distance="0.023cm"/>
    <draw:stroke-dash draw:name="Dashed_20__28_var_29__20_395" draw:display-name="Dashed (var) 395" draw:style="round" draw:dots2="2" draw:distance="0.023cm"/>
    <draw:stroke-dash draw:name="Dashed_20__28_var_29__20_396" draw:display-name="Dashed (var) 396" draw:style="round" draw:dots2="2" draw:distance="0.023cm"/>
    <draw:stroke-dash draw:name="Dashed_20__28_var_29__20_397" draw:display-name="Dashed (var) 397" draw:style="round" draw:dots2="2" draw:distance="0.023cm"/>
    <draw:stroke-dash draw:name="Dashed_20__28_var_29__20_398" draw:display-name="Dashed (var) 398" draw:style="round" draw:dots2="2" draw:distance="0.023cm"/>
    <draw:stroke-dash draw:name="Dashed_20__28_var_29__20_399" draw:display-name="Dashed (var) 399" draw:style="round" draw:dots2="2" draw:distance="0.023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ound" draw:dots2="2" draw:distance="0.023cm"/>
    <draw:stroke-dash draw:name="Dashed_20__28_var_29__20_401" draw:display-name="Dashed (var) 401" draw:style="round" draw:dots2="2" draw:distance="0.023cm"/>
    <draw:stroke-dash draw:name="Dashed_20__28_var_29__20_402" draw:display-name="Dashed (var) 402" draw:style="round" draw:dots2="2" draw:distance="0.023cm"/>
    <draw:stroke-dash draw:name="Dashed_20__28_var_29__20_403" draw:display-name="Dashed (var) 403" draw:style="round" draw:dots2="2" draw:distance="0.023cm"/>
    <draw:stroke-dash draw:name="Dashed_20__28_var_29__20_404" draw:display-name="Dashed (var) 404" draw:style="round" draw:dots2="2" draw:distance="0.023cm"/>
    <draw:stroke-dash draw:name="Dashed_20__28_var_29__20_405" draw:display-name="Dashed (var) 405" draw:style="round" draw:dots2="2" draw:distance="0.023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3" draw:display-name="Dashed (var) 423" draw:style="round" draw:dots2="2" draw:distance="0.023cm"/>
    <draw:stroke-dash draw:name="Dashed_20__28_var_29__20_424" draw:display-name="Dashed (var) 424" draw:style="round" draw:dots2="2" draw:distance="0.023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6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1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Standard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paragraph-properties fo:text-align="start" style:justify-single-word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6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Default_20_Paragraph_20_Font" style:display-name="Default Paragraph Font" style:family="text" loext:hidden="true" style:hidden="true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4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ListLabel_20_12" style:display-name="ListLabel 12" style:family="text">
      <style:text-properties fo:color="#000000" loext:opacity="100%" style:font-name-asian="Times New Roman5" style:font-family-asian="'Times New Roman'" style:font-family-generic-asian="system" style:font-pitch-asian="variable"/>
    </style:style>
    <style:style style:name="ListLabel_20_13" style:display-name="ListLabel 13" style:family="text">
      <style:text-properties fo:color="#000000" loext:opacity="100%" fo:font-weight="bold" style:font-weight-asian="bold" style:font-weight-complex="bold"/>
    </style:style>
    <style:style style:name="ListLabel_20_1" style:display-name="ListLabel 1" style:family="text">
      <style:text-properties style:use-window-font-color="true" loext:opacity="0%" style:font-name="Liberation Serif" fo:font-family="'Liberation Serif'" style:font-family-generic="roman" style:font-pitch="variable" fo:font-size="10pt" fo:font-style="normal" fo:font-weight="bold" fo:background-color="#800080" style:font-name-asian="Times-Roman" style:font-family-asian="Times-Roman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/>
    </style:style>
    <style:style style:name="ListLabel_20_2" style:display-name="ListLabel 2" style:family="text">
      <style:text-properties fo:color="#000000" loext:opacity="100%" style:font-name="Liberation Serif" fo:font-family="'Liberation Serif'" style:font-family-generic="roman" style:font-pitch="variable" fo:font-size="11pt" style:font-name-asian="Times-Roman" style:font-family-asian="Times-Roman" style:font-family-generic-asian="system" style:font-pitch-asian="variable" style:font-size-asian="11pt" style:font-name-complex="Liberation Serif1" style:font-family-complex="'Liberation Serif'" style:font-family-generic-complex="system" style:font-pitch-complex="variable" style:font-size-complex="11pt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color="#000000" loext:opacity="100%"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2" style:display-name="ListLabel 22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ListLabel_20_23" style:display-name="ListLabel 23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color="#000000" loext:opacity="100%" fo:font-weight="bold" style:font-weight-asian="bold" style:font-weight-complex="bold"/>
    </style:style>
    <style:style style:name="ListLabel_20_25" style:display-name="ListLabel 25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6" style:display-name="ListLabel 26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7" style:display-name="ListLabel 27" style:family="text">
      <style:text-properties fo:color="#000000" loext:opacity="100%" fo:font-weight="bold" style:font-name-asian="Times-Roman" style:font-family-asian="Times-Roman" style:font-family-generic-asian="system" style:font-pitch-asian="variable" style:font-weight-asian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9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1" style:num-format="a" style:num-letter-sync="true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2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5">
      <text:list-level-style-number text:level="1" text:style-name="ListLabel_20_23" style:num-format="a" style:num-letter-sync="true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7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5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>
      <loext:graphic-properties draw:fill-color="#2a6099"/>
      <style:paragraph-properties fo:text-align="center"/>
    </style:style>
    <style:style style:name="MP2" style:family="paragraph" style:parent-style-name="_5f_Footer_20_page_20_paire_20__28_G_29_">
      <style:text-properties officeooo:paragraph-rsid="02cdb06c"/>
    </style:style>
    <style:style style:name="MP3" style:family="paragraph" style:parent-style-name="_5f_Header_20_page_20_paire_20__28_G_29_">
      <style:text-properties officeooo:paragraph-rsid="0082a554"/>
    </style:style>
    <style:style style:name="MP4" style:family="paragraph">
      <style:paragraph-properties fo:text-align="center"/>
    </style:style>
    <style:style style:name="MP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6" fo:font-size="11pt" fo:font-style="normal" fo:font-weight="bold" officeooo:rsid="00375438" officeooo:paragraph-rsid="00883190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rsid="001f8a2d" officeooo:paragraph-rsid="009589a2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Header">
      <style:text-properties fo:font-size="3pt" style:font-size-asian="4pt" style:font-size-complex="4pt"/>
    </style:style>
    <style:style style:name="MP11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2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3" style:family="paragraph" style:parent-style-name="_5f_En-tête">
      <style:text-properties officeooo:paragraph-rsid="0096b4e2"/>
    </style:style>
    <style:style style:name="MP14" style:family="paragraph" style:parent-style-name="Footer">
      <style:text-properties officeooo:rsid="00178920" officeooo:paragraph-rsid="00178920"/>
    </style:style>
    <style:style style:name="MP15" style:family="paragraph" style:parent-style-name="Footer">
      <style:text-properties officeooo:paragraph-rsid="0096b4e2"/>
    </style:style>
    <style:style style:name="MP1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8" style:family="paragraph" style:parent-style-name="Header">
      <style:text-properties fo:font-size="14pt" style:font-size-asian="14pt" style:font-size-complex="14pt"/>
    </style:style>
    <style:style style:name="M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Standard" style:list-style-name="_5f_Numérotation_20_des_20_exercices_20_livrets"/>
    <style:style style:name="MP25" style:family="paragraph" style:parent-style-name="_5f_En-tête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6" style:family="paragraph" style:parent-style-name="Footer">
      <style:text-properties officeooo:rsid="001f8a2d" officeooo:paragraph-rsid="00bd36bc"/>
    </style:style>
    <style:style style:name="MT1" style:family="text">
      <style:text-properties officeooo:rsid="0082a554"/>
    </style:style>
    <style:style style:name="MT2" style:family="text">
      <style:text-properties fo:font-variant="small-caps" fo:color="#808080" loext:opacity="100%" style:font-name="Bitstream Vera Sans6" fo:font-size="11pt" fo:font-style="normal" fo:font-weight="bold" officeooo:rsid="0082a554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3" style:family="text">
      <style:text-properties fo:font-variant="small-caps" fo:color="#808080" loext:opacity="100%" style:font-name="Bitstream Vera Sans6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8" style:family="text">
      <style:text-properties officeooo:rsid="0096b4e2"/>
    </style:style>
    <style:style style:name="MT9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0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1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12" style:family="text">
      <style:text-properties fo:font-variant="small-caps" officeooo:rsid="0096b4e2"/>
    </style:style>
    <style:style style:name="MT13" style:family="text">
      <style:text-properties fo:font-variant="small-caps" officeooo:rsid="00a847d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29.7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29.7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line text:anchor-type="paragraph" draw:z-index="3" draw:name="Shape3_2" draw:style-name="Mgr1" draw:text-style-name="MP1" svg:x1="16.572cm" svg:y1="0.36cm" svg:x2="20.495cm" svg:y2="0.344cm"><text:p/></draw:line>:</text:p>
      </style:header>
      <style:footer>
        <text:h text:style-name="MP2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line text:anchor-type="paragraph" draw:z-index="0" draw:name="Shape3_3" draw:style-name="Mgr1" draw:text-style-name="MP1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3"><draw:line text:anchor-type="paragraph" draw:z-index="4" draw:name="Shape3_1" draw:style-name="Mgr2" draw:text-style-name="MP4" svg:x1="17.935cm" svg:y1="0.36cm" svg:x2="20.496cm" svg:y2="0.36cm"><text:p/></draw:line><text:span text:style-name="MT1">Constructions géométriques</text:span> : <text:span text:style-name="MT1">Construire</text:span> </text:p>
      </style:header>
      <style:footer>
        <text:h text:style-name="MP5" text:outline-level="1"/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_5f_Header_20_page_20_paire_20__28_G_29_"><draw:line text:anchor-type="paragraph" draw:z-index="11" draw:name="Shape3_0" draw:style-name="Mgr2" draw:text-style-name="MP4" svg:x1="17.935cm" svg:y1="0.36cm" svg:x2="20.496cm" svg:y2="0.36cm"><text:p/></draw:line><text:span text:style-name="MT1">Constructions géométriques</text:span> : <text:span text:style-name="MT1">Construire</text:span> </text:p>
      </style:header>
      <style:footer>
        <text:p text:style-name="Footnote"><draw:frame draw:style-name="Mfr1" draw:name="Frame1" text:anchor-type="paragraph" svg:y="-0.06cm" draw:z-index="0"><draw:text-box fo:min-height="0.499cm" fo:min-width="3cm"><draw:frame draw:style-name="Mfr2" draw:name="Frame2" text:anchor-type="frame" svg:x="0.45cm" svg:y="0.079cm" svg:width="0.817cm" draw:z-index="0"><draw:text-box fo:min-height="0.355cm"><text:p text:style-name="MP6"><draw:g text:anchor-type="paragraph" draw:z-index="13" draw:name="Shape4_0" draw:style-name="Mgr3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2">Constructions géométriques</text:span><text:span text:style-name="MT3"> : </text:span><text:span text:style-name="MT2">construire</text:span><text:span text:style-name="MT3"> </text:span></text:p></draw:text-box></draw:frame></text:p>
      </style:footer>
      <style:footer-left>
        <text:p text:style-name="MP9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>
      <style:header>
        <text:p text:style-name="MP10"/>
        <text:p text:style-name="MP11"><text:span text:style-name="MT4">Chapitre N3 :</text:span> <text:span text:style-name="MT5">Nombres fractions</text:span></text:p>
        <text:p text:style-name="MP12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3"><text:span text:style-name="MT6">Constructions géométriques : </text:span><text:span text:style-name="MT7">Rédiger</text:span></text:p>
      </style:header>
      <style:footer>
        <text:p text:style-name="MP14"><draw:frame draw:style-name="Mfr1" draw:name="Cadre1" text:anchor-type="paragraph" svg:y="-0.06cm" draw:z-index="6"><draw:text-box fo:min-height="0.499cm" fo:min-width="3cm"><draw:frame draw:style-name="Mfr2" draw:name="Cadre2" text:anchor-type="frame" svg:x="0.45cm" svg:y="0.079cm" svg:width="0.817cm" draw:z-index="8"><draw:text-box fo:min-height="0.355cm"><text:p text:style-name="MP6"><draw:g text:anchor-type="paragraph" draw:z-index="10" draw:name="Shape4" draw:style-name="Mgr3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5"><text:span text:style-name="MT8">CONSTRUCTIONS Géométriques : <text:s/></text:span><text:span text:style-name="MT9">REPRODUIRE</text:span></text:p></draw:text-box></draw:frame></text:p>
      </style:footer>
    </style:master-page>
    <style:master-page style:name="odile" style:page-layout-name="Mpm16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" draw:name="Shape5" draw:style-name="Mgr5"><draw:ellipse draw:style-name="Mgr6" draw:text-style-name="MP16" svg:width="1.715cm" svg:height="1.784cm" svg:x="0cm" svg:y="0.004cm" draw:kind="arc" draw:start-angle="90.48" draw:end-angle="269.56"><text:p/></draw:ellipse><draw:line draw:style-name="Mgr6" draw:text-style-name="MP16" svg:x1="0.847cm" svg:y1="0.002cm" svg:x2="18.167cm" svg:y2="0.002cm"><text:p/></draw:line><draw:line draw:style-name="Mgr6" draw:text-style-name="MP16" svg:x1="0.847cm" svg:y1="1.782cm" svg:x2="18.158cm" svg:y2="1.782cm"><text:p/></draw:line><draw:ellipse draw:style-name="Mgr6" draw:text-style-name="MP16" svg:width="1.719cm" svg:height="1.782cm" svg:x="17.29cm" svg:y="0cm" draw:kind="arc" draw:start-angle="270.5" draw:end-angle="89.48"><text:p/></draw:ellipse><draw:frame draw:style-name="Mgr7" draw:text-style-name="MP17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8">N1 : Priorités, distributivité</text:p>
                    </table:table-cell>
                    <table:table-cell table:style-name="Tableau5.A1" office:value-type="string">
                      <text:p text:style-name="MP18"/>
                    </table:table-cell>
                  </table:table-row>
                  <table:table-row>
                    <table:table-cell table:style-name="Tableau5.A1" office:value-type="string">
                      <text:p text:style-name="MP19">Série 1 : Priorités opératoires</text:p>
                    </table:table-cell>
                    <table:table-cell table:style-name="Tableau5.A1" office:value-type="string">
                      <text:p text:style-name="MP19"/>
                    </table:table-cell>
                  </table:table-row>
                </table:table>
              </table:table-cell>
            </table:table-row>
          </table:table-header-rows>
        </table:table>
        <text:p text:style-name="MP20"><text:span text:style-name="corps"><text:span text:style-name="MT1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" draw:name="Shape6" draw:style-name="Mgr5"><draw:ellipse draw:style-name="Mgr6" draw:text-style-name="MP16" svg:width="1.715cm" svg:height="1.784cm" svg:x="0cm" svg:y="0.004cm" draw:kind="arc" draw:start-angle="90.48" draw:end-angle="269.56"><text:p/></draw:ellipse><draw:line draw:style-name="Mgr6" draw:text-style-name="MP16" svg:x1="0.847cm" svg:y1="0.002cm" svg:x2="18.167cm" svg:y2="0.002cm"><text:p/></draw:line><draw:line draw:style-name="Mgr6" draw:text-style-name="MP16" svg:x1="0.847cm" svg:y1="1.782cm" svg:x2="18.158cm" svg:y2="1.782cm"><text:p/></draw:line><draw:ellipse draw:style-name="Mgr6" draw:text-style-name="MP16" svg:width="1.719cm" svg:height="1.782cm" svg:x="17.29cm" svg:y="0cm" draw:kind="arc" draw:start-angle="270.5" draw:end-angle="89.48"><text:p/></draw:ellipse><draw:frame draw:style-name="Mgr7" draw:text-style-name="MP17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8">5N1 : Priorités, distributivité</text:p>
                    </table:table-cell>
                    <table:table-cell table:style-name="Tableau7.A1" office:value-type="string">
                      <text:p text:style-name="MP18"/>
                    </table:table-cell>
                  </table:table-row>
                  <table:table-row>
                    <table:table-cell table:style-name="Tableau7.A1" office:value-type="string">
                      <text:p text:style-name="MP19">Série 1 : Priorités opératoires</text:p>
                    </table:table-cell>
                    <table:table-cell table:style-name="Tableau7.A1" office:value-type="string">
                      <text:p text:style-name="MP19"/>
                    </table:table-cell>
                  </table:table-row>
                </table:table>
              </table:table-cell>
            </table:table-row>
          </table:table-header-rows>
        </table:table>
        <text:p text:style-name="MP20"><text:span text:style-name="corps"><text:span text:style-name="MT10"/></text:span></text:p>
      </style:header-left>
      <style:footer>
        <text:p text:style-name="MP21"><text:span text:style-name="MT1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2">
      <style:header>
        <text:p text:style-name="MP22">Série 4 : Constructions (2)</text:p>
      </style:header>
      <style:footer>
        <text:p text:style-name="MP23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>
      <style:header>
        <text:p text:style-name="MP22">Série 6 : Démonstrations (2)</text:p>
        <text:list xml:id="list1663251605" text:style-name="_5f_Numérotation_20_des_20_exercices_20_livrets">
          <text:list-item>
            <text:h text:style-name="MP24" text:outline-level="1">Sans justi</text:h>
          </text:list-item>
        </text:list>
      </style:header>
      <style:footer>
        <text:p text:style-name="MP23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MP25"><text:span text:style-name="MT12">Constructions géométriques : </text:span><text:span text:style-name="MT13">Reproduire</text:span></text:p>
      </style:header>
      <style:footer>
        <text:p text:style-name="MP14"><draw:frame draw:style-name="Mfr1" draw:name="Cadre3" text:anchor-type="paragraph" svg:y="-0.06cm" draw:z-index="0"><draw:text-box fo:min-height="0.499cm" fo:min-width="3cm"><draw:frame draw:style-name="Mfr2" draw:name="Cadre4" text:anchor-type="frame" svg:x="0.45cm" svg:y="0.079cm" svg:width="0.817cm" draw:z-index="0"><draw:text-box fo:min-height="0.355cm"><text:p text:style-name="MP6"><draw:g text:anchor-type="paragraph" draw:z-index="12" draw:name="Shape10" draw:style-name="Mgr3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8">CONSTRUCTIONS Géométriques : <text:s/></text:span><text:span text:style-name="MT9">REPRODUIRE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1T17:31:31.518464917</meta:creation-date>
    <dc:title>lycee_v3</dc:title>
    <meta:editing-duration>PT8H46M58S</meta:editing-duration>
    <meta:editing-cycles>101</meta:editing-cycles>
    <meta:generator>LibreOffice/7.0.0.3$Linux_X86_64 LibreOffice_project/8061b3e9204bef6b321a21033174034a5e2ea88e</meta:generator>
    <dc:date>2021-01-23T12:08:05.055186569</dc:date>
    <meta:document-statistic meta:table-count="3" meta:image-count="0" meta:object-count="0" meta:page-count="2" meta:paragraph-count="50" meta:word-count="297" meta:character-count="3017" meta:non-whitespace-character-count="2609"/>
    <meta:template xlink:type="simple" xlink:actuate="onRequest" xlink:title="MODELE_G0_S00" xlink:href="../MODELE_G0_S00.ott" meta:date="2020-12-22T11:16:29.080814932"/>
  </office:meta>
</office:document-meta>
</file>